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language="en" fo:country="US"/>
    </style:style>
    <style:style style:name="P2" style:family="paragraph" style:parent-style-name="List_20_Paragraph">
      <style:paragraph-properties fo:margin-left="1.2291in" fo:margin-right="0in" fo:text-indent="0in" style:auto-text-indent="false"/>
      <style:text-properties fo:language="en" fo:country="US"/>
    </style:style>
    <style:style style:name="P3" style:family="paragraph" style:parent-style-name="List_20_Paragraph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 style:border-line-width-bottom="0.0008in 0.0138in 0.0008in" fo:padding="0.0291in" fo:border-left="none" fo:border-right="none" fo:border-top="none" fo:border-bottom="0.0154in double #000000" style:join-border="false"/>
      <style:text-properties fo:language="en" fo:country="US"/>
    </style:style>
    <style:style style:name="P5" style:family="paragraph" style:parent-style-name="Standard">
      <style:paragraph-properties fo:margin-left="0in" fo:margin-right="0in" fo:text-indent="0in" style:auto-text-indent="false" fo:padding="0.0291in" fo:border-left="none" fo:border-right="none" fo:border-top="none" fo:border-bottom="0.0008in solid #000000" style:join-border="false"/>
      <style:text-properties fo:language="en" fo:country="US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9" style:family="paragraph" style:parent-style-name="Standard">
      <style:paragraph-properties fo:margin-left="0.4917in" fo:margin-right="0in" fo:text-indent="0in" style:auto-text-indent="false" fo:padding="0in" fo:border-left="none" fo:border-right="none" fo:border-top="none" fo:border-bottom="0.0102in solid #00000a"/>
      <style:text-properties fo:language="en" fo:country="US"/>
    </style:style>
    <style:style style:name="P10" style:family="paragraph" style:parent-style-name="Standard">
      <style:paragraph-properties fo:margin-left="0.9835in" fo:margin-right="0in" fo:text-indent="0in" style:auto-text-indent="false"/>
      <style:text-properties fo:language="en" fo:country="US"/>
    </style:style>
    <style:style style:name="P11" style:family="paragraph" style:parent-style-name="Standard">
      <style:paragraph-properties fo:margin-left="0.9835in" fo:margin-right="0in" fo:text-indent="0in" style:auto-text-indent="false" fo:padding="0.0291in" fo:border-left="none" fo:border-right="none" fo:border-top="none" fo:border-bottom="0.0008in solid #000000" style:join-border="false"/>
      <style:text-properties fo:language="en" fo:country="US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13" style:family="paragraph" style:parent-style-name="Standard">
      <style:paragraph-properties fo:margin-top="0in" fo:margin-bottom="0.139in" fo:line-height="115%" fo:text-align="start" style:justify-single-word="false"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14" style:family="paragraph" style:parent-style-name="Standard">
      <style:paragraph-properties fo:margin-left="0.4898in" fo:margin-right="0in" fo:text-indent="0in" style:auto-text-indent="false"/>
      <style:text-properties fo:language="en" fo:country="US"/>
    </style:style>
    <style:style style:name="P15" style:family="paragraph" style:parent-style-name="Standard">
      <style:paragraph-properties fo:margin-left="0.4898in" fo:margin-right="0in" fo:text-indent="0in" style:auto-text-indent="false"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16" style:family="paragraph" style:parent-style-name="Standard">
      <style:paragraph-properties style:border-line-width-bottom="0.0008in 0.0138in 0.0008in" fo:padding-left="0in" fo:padding-right="0in" fo:padding-top="0in" fo:padding-bottom="0.0138in" fo:border-left="none" fo:border-right="none" fo:border-top="none" fo:border-bottom="0.0154in double #00000a"/>
      <style:text-properties fo:language="en" fo:country="US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18" style:family="paragraph" style:parent-style-name="Standard" style:master-page-name="Standard">
      <style:paragraph-properties style:page-number="auto"/>
      <style:text-properties fo:language="en" fo:country="US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21" style:family="paragraph" style:parent-style-name="Standard">
      <style:paragraph-properties fo:margin-left="0.9835in" fo:margin-right="0in" fo:text-indent="0in" style:auto-text-indent="false"/>
      <style:text-properties fo:language="en" fo:country="US"/>
    </style:style>
    <style:style style:name="P22" style:family="paragraph" style:parent-style-name="Standard">
      <style:paragraph-properties fo:margin-left="0.9835in" fo:margin-right="0in" fo:text-indent="0in" style:auto-text-indent="false" fo:padding="0.0291in" fo:border-left="none" fo:border-right="none" fo:border-top="none" fo:border-bottom="0.0008in solid #000000" style:join-border="false"/>
      <style:text-properties fo:language="en" fo:country="US"/>
    </style:style>
    <style:style style:name="P23" style:family="paragraph" style:parent-style-name="Standard">
      <style:paragraph-properties fo:margin-left="0.4898in" fo:margin-right="0in" fo:text-indent="0in" style:auto-text-indent="false"/>
      <style:text-properties fo:language="en" fo:country="US"/>
    </style:style>
    <style:style style:name="P24" style:family="paragraph" style:parent-style-name="Standard">
      <style:paragraph-properties fo:margin-left="0.4898in" fo:margin-right="0in" fo:text-indent="0in" style:auto-text-indent="false"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25" style:family="paragraph" style:parent-style-name="Standard">
      <style:paragraph-properties fo:margin-left="0in" fo:margin-right="0in" fo:text-indent="0.4898in" style:auto-text-indent="false"/>
      <style:text-properties fo:language="en" fo:country="US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28" style:family="paragraph" style:parent-style-name="Standard">
      <style:paragraph-properties fo:margin-left="0in" fo:margin-right="0in" fo:text-indent="0in" style:auto-text-indent="false" style:border-line-width-bottom="0.0008in 0.0138in 0.0008in" fo:padding="0.0291in" fo:border-left="none" fo:border-right="none" fo:border-top="none" fo:border-bottom="0.0154in double #000000" style:join-border="false"/>
      <style:text-properties fo:language="en" fo:country="US"/>
    </style:style>
    <style:style style:name="P29" style:family="paragraph" style:parent-style-name="Standard">
      <style:paragraph-properties fo:margin-left="0in" fo:margin-right="0in" fo:margin-top="0in" fo:margin-bottom="0.0799in" fo:text-indent="0in" style:auto-text-indent="false"/>
      <style:text-properties fo:language="en" fo:country="US"/>
    </style:style>
    <style:style style:name="P30" style:family="paragraph" style:parent-style-name="Standard">
      <style:paragraph-properties fo:margin-top="0in" fo:margin-bottom="0in" fo:line-height="115%" fo:text-align="start" style:justify-single-word="false"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31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02in solid #00000a"/>
      <style:text-properties fo:language="en" fo:country="US"/>
    </style:style>
    <style:style style:name="P32" style:family="paragraph" style:parent-style-name="List_20_Paragraph">
      <style:text-properties fo:language="en" fo:country="US"/>
    </style:style>
    <style:style style:name="P33" style:family="paragraph" style:parent-style-name="List_20_Paragraph" style:list-style-name="WWNum1">
      <style:text-properties fo:language="en" fo:country="US"/>
    </style:style>
    <style:style style:name="P34" style:family="paragraph" style:parent-style-name="List_20_Paragraph" style:list-style-name="WWNum2">
      <style:text-properties fo:language="en" fo:country="US"/>
    </style:style>
    <style:style style:name="P35" style:family="paragraph" style:parent-style-name="List_20_Paragraph" style:list-style-name="WWNum3">
      <style:text-properties fo:language="en" fo:country="US"/>
    </style:style>
    <style:style style:name="P36" style:family="paragraph" style:parent-style-name="List_20_Paragraph" style:list-style-name="WWNum4">
      <style:text-properties fo:language="en" fo:country="US"/>
    </style:style>
    <style:style style:name="P37" style:family="paragraph" style:parent-style-name="List_20_Paragraph" style:list-style-name="WWNum5">
      <style:text-properties fo:language="en" fo:country="US"/>
    </style:style>
    <style:style style:name="P38" style:family="paragraph" style:parent-style-name="List_20_Paragraph" style:list-style-name="WWNum6">
      <style:text-properties fo:language="en" fo:country="US"/>
    </style:style>
    <style:style style:name="P39" style:family="paragraph" style:parent-style-name="List_20_Paragraph" style:list-style-name="WWNum7">
      <style:text-properties fo:language="en" fo:country="US"/>
    </style:style>
    <style:style style:name="P40" style:family="paragraph" style:parent-style-name="List_20_Paragraph" style:list-style-name="WWNum8">
      <style:text-properties fo:language="en" fo:country="US"/>
    </style:style>
    <style:style style:name="P41" style:family="paragraph" style:parent-style-name="List_20_Paragraph" style:list-style-name="WWNum9">
      <style:text-properties fo:language="en" fo:country="US"/>
    </style:style>
    <style:style style:name="P42" style:family="paragraph" style:parent-style-name="List_20_Paragraph" style:list-style-name="WWNum10">
      <style:text-properties fo:language="en" fo:country="US"/>
    </style:style>
    <style:style style:name="P43" style:family="paragraph" style:parent-style-name="List_20_Paragraph" style:list-style-name="WWNum11">
      <style:text-properties fo:language="en" fo:country="US"/>
    </style:style>
    <style:style style:name="P44" style:family="paragraph" style:parent-style-name="List_20_Paragraph" style:list-style-name="WWNum13">
      <style:text-properties fo:language="en" fo:country="US"/>
    </style:style>
    <style:style style:name="P45" style:family="paragraph" style:parent-style-name="List_20_Paragraph" style:list-style-name="WWNum14">
      <style:text-properties fo:language="en" fo:country="US"/>
    </style:style>
    <style:style style:name="P46" style:family="paragraph" style:parent-style-name="List_20_Paragraph" style:list-style-name="WWNum15">
      <style:text-properties fo:language="en" fo:country="US"/>
    </style:style>
    <style:style style:name="P47" style:family="paragraph" style:parent-style-name="List_20_Paragraph" style:list-style-name="WWNum18">
      <style:text-properties fo:language="en" fo:country="US"/>
    </style:style>
    <style:style style:name="P48" style:family="paragraph" style:parent-style-name="List_20_Paragraph" style:list-style-name="WWNum17">
      <style:text-properties fo:language="en" fo:country="US"/>
    </style:style>
    <style:style style:name="P49" style:family="paragraph" style:parent-style-name="List_20_Paragraph" style:list-style-name="WWNum16">
      <style:text-properties fo:language="en" fo:country="US"/>
    </style:style>
    <style:style style:name="P50" style:family="paragraph" style:parent-style-name="List_20_Paragraph" style:list-style-name="WWNum19">
      <style:text-properties fo:language="en" fo:country="US"/>
    </style:style>
    <style:style style:name="P51" style:family="paragraph" style:parent-style-name="List_20_Paragraph" style:list-style-name="WWNum20">
      <style:text-properties fo:language="en" fo:country="US"/>
    </style:style>
    <style:style style:name="P52" style:family="paragraph" style:parent-style-name="List_20_Paragraph" style:list-style-name="WWNum21">
      <style:text-properties fo:language="en" fo:country="US"/>
    </style:style>
    <style:style style:name="P53" style:family="paragraph" style:parent-style-name="List_20_Paragraph" style:list-style-name="WWNum22">
      <style:text-properties fo:language="en" fo:country="US"/>
    </style:style>
    <style:style style:name="P54" style:family="paragraph" style:parent-style-name="List_20_Paragraph" style:list-style-name="WWNum23">
      <style:text-properties fo:language="en" fo:country="US"/>
    </style:style>
    <style:style style:name="P55" style:family="paragraph" style:parent-style-name="List_20_Paragraph" style:list-style-name="WWNum24">
      <style:text-properties fo:language="en" fo:country="US"/>
    </style:style>
    <style:style style:name="P56" style:family="paragraph" style:parent-style-name="List_20_Paragraph" style:list-style-name="WWNum25">
      <style:text-properties fo:language="en" fo:country="US"/>
    </style:style>
    <style:style style:name="P57" style:family="paragraph" style:parent-style-name="List_20_Paragraph" style:list-style-name="WWNum27">
      <style:text-properties fo:language="en" fo:country="US"/>
    </style:style>
    <style:style style:name="P58" style:family="paragraph" style:parent-style-name="List_20_Paragraph" style:list-style-name="WWNum28">
      <style:text-properties fo:language="en" fo:country="US"/>
    </style:style>
    <style:style style:name="P59" style:family="paragraph" style:parent-style-name="List_20_Paragraph" style:list-style-name="WWNum29">
      <style:text-properties fo:language="en" fo:country="US"/>
    </style:style>
    <style:style style:name="P60" style:family="paragraph" style:parent-style-name="List_20_Paragraph" style:list-style-name="WWNum30">
      <style:text-properties fo:language="en" fo:country="US"/>
    </style:style>
    <style:style style:name="P61" style:family="paragraph" style:parent-style-name="List_20_Paragraph" style:list-style-name="WWNum31">
      <style:text-properties fo:language="en" fo:country="US"/>
    </style:style>
    <style:style style:name="P62" style:family="paragraph" style:parent-style-name="List_20_Paragraph" style:list-style-name="WWNum32">
      <style:text-properties fo:language="en" fo:country="US"/>
    </style:style>
    <style:style style:name="P63" style:family="paragraph" style:parent-style-name="List_20_Paragraph" style:list-style-name="WWNum33">
      <style:text-properties fo:language="en" fo:country="US"/>
    </style:style>
    <style:style style:name="P64" style:family="paragraph" style:parent-style-name="List_20_Paragraph" style:list-style-name="WWNum34">
      <style:text-properties fo:language="en" fo:country="US"/>
    </style:style>
    <style:style style:name="P65" style:family="paragraph" style:parent-style-name="List_20_Paragraph" style:list-style-name="WWNum35">
      <style:text-properties fo:language="en" fo:country="US"/>
    </style:style>
    <style:style style:name="P66" style:family="paragraph" style:parent-style-name="List_20_Paragraph" style:list-style-name="L1">
      <style:text-properties fo:language="en" fo:country="US"/>
    </style:style>
    <style:style style:name="P67" style:family="paragraph" style:parent-style-name="List_20_Paragraph" style:list-style-name="L2">
      <style:text-properties fo:language="en" fo:country="US"/>
    </style:style>
    <style:style style:name="P68" style:family="paragraph" style:parent-style-name="List_20_Paragraph" style:list-style-name="L3">
      <style:text-properties fo:language="en" fo:country="US"/>
    </style:style>
    <style:style style:name="P69" style:family="paragraph" style:parent-style-name="List_20_Paragraph" style:list-style-name="L4">
      <style:text-properties fo:language="en" fo:country="US"/>
    </style:style>
    <style:style style:name="P70" style:family="paragraph" style:parent-style-name="List_20_Paragraph" style:list-style-name="L5">
      <style:text-properties fo:language="en" fo:country="US"/>
    </style:style>
    <style:style style:name="P71" style:family="paragraph" style:parent-style-name="List_20_Paragraph">
      <style:paragraph-properties fo:margin-left="1.2291in" fo:margin-right="0in" fo:text-indent="0in" style:auto-text-indent="false"/>
      <style:text-properties fo:language="en" fo:country="US"/>
    </style:style>
    <style:style style:name="P72" style:family="paragraph" style:parent-style-name="List_20_Paragraph">
      <style:paragraph-properties fo:margin-left="0in" fo:margin-right="0in" fo:text-indent="0in" style:auto-text-indent="false"/>
      <style:text-properties fo:language="en" fo:country="US"/>
    </style:style>
    <style:style style:name="P73" style:family="paragraph" style:parent-style-name="List_20_Paragraph" style:list-style-name="L5">
      <style:paragraph-properties fo:margin-left="0in" fo:margin-right="0in" fo:text-indent="0in" style:auto-text-indent="false"/>
      <style:text-properties fo:language="en" fo:country="US"/>
    </style:style>
    <style:style style:name="P74" style:family="paragraph" style:parent-style-name="List_20_Paragraph" style:list-style-name="WWNum6">
      <style:paragraph-properties fo:margin-left="0in" fo:margin-right="0in" fo:text-indent="0in" style:auto-text-indent="false"/>
      <style:text-properties fo:language="en" fo:country="US"/>
    </style:style>
    <style:style style:name="P75" style:family="paragraph" style:parent-style-name="List_20_Paragraph">
      <style:paragraph-properties fo:margin-left="0in" fo:margin-right="0in" fo:text-indent="0in" style:auto-text-indent="false" style:border-line-width-bottom="0.0008in 0.0138in 0.0008in" fo:padding="0.0291in" fo:border-left="none" fo:border-right="none" fo:border-top="none" fo:border-bottom="0.0154in double #000000" style:join-border="false"/>
      <style:text-properties fo:language="en" fo:country="US"/>
    </style:style>
    <style:style style:name="P76" style:family="paragraph" style:parent-style-name="List_20_Paragraph">
      <style:paragraph-properties fo:margin-left="0in" fo:margin-right="0in" fo:text-indent="0in" style:auto-text-indent="false" fo:padding="0.0291in" fo:border-left="none" fo:border-right="none" fo:border-top="none" fo:border-bottom="0.0008in solid #000000" style:join-border="false"/>
      <style:text-properties fo:language="en" fo:country="US"/>
    </style:style>
    <style:style style:name="P77" style:family="paragraph" style:parent-style-name="List_20_Paragraph">
      <style:paragraph-properties fo:margin-left="1.2311in" fo:margin-right="0in" fo:text-indent="0in" style:auto-text-indent="false"/>
      <style:text-properties fo:language="en" fo:country="US"/>
    </style:style>
    <style:style style:name="P78" style:family="paragraph" style:parent-style-name="List_20_Paragraph">
      <style:paragraph-properties fo:padding="0.0291in" fo:border-left="none" fo:border-right="none" fo:border-top="none" fo:border-bottom="0.0008in solid #000000" style:join-border="false"/>
      <style:text-properties fo:language="en" fo:country="US"/>
    </style:style>
    <style:style style:name="P79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list xml:id="list6402026599553443246" text:style-name="WWNum1">
        <text:list-item>
          <text:p text:style-name="P33">Slucaj upotrebe:</text:p>
        </text:list-item>
      </text:list>
      <text:p text:style-name="P1"><text:s/>Iniciranje naucnog skupa</text:p>
      <text:p text:style-name="P1"/>
      <text:p text:style-name="P1">Opis:</text:p>
      <text:p text:style-name="P1"><text:s/>Inicijativu za organizovanje naucnog skupa podnosi bilo koje lice sa nastavnim/naucnim zvanjem zaposleno na univerzitetu. Inicijativa se podnosi pismeno, u slobodnoj formi, prorektoru za naucnoistrazivacki rad I medjuuniverzitetsku saradnju. Predlog treba da sadrzi obrazlozenje potrebe za organizovanjem skupa, podrucje rada skupa, predlog Programskog odbora, okvirno vreme odrzavanja, procenu potrebnih sredstava I okvirnu ocenu zainteresovanosti za skup. Na osnovu predloga, Senat univerziteta donosi odluku o organizovanju naucnog skupa.</text:p>
      <text:p text:style-name="P1"/>
      <text:p text:style-name="P1">Akteri:</text:p>
      <text:list xml:id="list4893001929534064644" text:style-name="WWNum2">
        <text:list-item>
          <text:p text:style-name="P34">Naucno lice</text:p>
        </text:list-item>
        <text:list-item>
          <text:p text:style-name="P34">Senat univerziteta</text:p>
        </text:list-item>
      </text:list>
      <text:p text:style-name="P2"/>
      <text:p text:style-name="P7"><text:s text:c="13"/>Preduslovi:</text:p>
      <text:list xml:id="list6159715228970415612" text:style-name="WWNum3">
        <text:list-item>
          <text:p text:style-name="P35">Podnosilac inicijative je nastavno/naucno lice zaposleno na univerzitetu</text:p>
        </text:list-item>
        <text:list-item>
          <text:p text:style-name="P35">Postoji interesovanje za predlozenu temu</text:p>
        </text:list-item>
        <text:list-item>
          <text:p text:style-name="P35">Vremenski okvir I predlozeni budzet su prihvatljivi</text:p>
        </text:list-item>
      </text:list>
      <text:p text:style-name="P1"/>
      <text:p text:style-name="P1">Postuslovi:</text:p>
      <text:list xml:id="list2209886924929512371" text:style-name="WWNum4">
        <text:list-item>
          <text:p text:style-name="P36">Doneta je odluka o odrzavanju naucnog skupa na predlozenu temu</text:p>
        </text:list-item>
      </text:list>
      <text:p text:style-name="P7"/>
      <text:p text:style-name="P8">Glavni tok:</text:p>
      <text:list xml:id="list3330130740583081719" text:style-name="WWNum5">
        <text:list-item>
          <text:p text:style-name="P37">Naucno lice salje predlog skupa prorektoru univerziteta</text:p>
        </text:list-item>
        <text:list-item>
          <text:p text:style-name="P37">Prorektor iznosi predlog na sednici Senata univerziteta</text:p>
        </text:list-item>
        <text:list-item>
          <text:p text:style-name="P37">Senat univerziteta donosi odluku o odrzavanju skupa na predlozenu temu</text:p>
        </text:list-item>
      </text:list>
      <text:p text:style-name="P8"/>
      <text:p text:style-name="P8">Alternativni tokovi:</text:p>
      <text:p text:style-name="P8"><text:tab/>1.1) Prorektor je ustanovio da lice koje je podnelo predlog nema potrebno zvanje. </text:p>
      <text:p text:style-name="P8"><text:tab/><text:tab/>1.1.1) Slucaj upotrebe se zavrsava</text:p>
      <text:p text:style-name="P8"><text:tab/>3.1) Senat je procenio da nema dovoljno zainteresovanosti za temu.</text:p>
      <text:p text:style-name="P8"><text:s/><text:tab/><text:tab/>3.1.1) Slucaj upotrebe se zavrsava</text:p>
      <text:p text:style-name="P8"><text:tab/>3.2) Senat je procenio da predlozeni vremenski okvir ili budzet nije odgovarajuci</text:p>
      <text:p text:style-name="P8"><text:tab/><text:tab/>3.2.1) Senat obavestava podnosioca predloga o nedostacima predloga</text:p>
      <text:p text:style-name="P8"><text:tab/><text:tab/>3.2.2) Ukoliko podnosilac predloga izmeni neodgovarajuce stavke predloga <text:tab/><text:tab/><text:tab/><text:tab/>3.2.2.1) Slucaj upotrebe se nastavlja od koraka 1) glavnog toka</text:p>
      <text:p text:style-name="P8"/>
      <text:p text:style-name="P8">Ulazni elementi:</text:p>
      <text:p text:style-name="P8"><text:tab/>1) Inicijativa</text:p>
      <text:p text:style-name="P8"/>
      <text:p text:style-name="P8">Izlazni elementi:</text:p>
      <text:p text:style-name="P8"><text:tab/>1) Odluka o odrzavanju skupa</text:p>
      <text:p text:style-name="P8"/>
      <text:p text:style-name="P9"/>
      <text:p text:style-name="P8"/>
      <text:p text:style-name="P8"/>
      <text:list xml:id="list25662052" text:continue-list="list2209886924929512371" text:style-name="WWNum4">
        <text:list-item>
          <text:p text:style-name="P36">Slucaj upotrebe:</text:p>
        </text:list-item>
      </text:list>
      <text:p text:style-name="P2">Odredjivanje organa skupa</text:p>
      <text:p text:style-name="P2"/>
      <text:list xml:id="list1738481413456726404" text:style-name="WWNum6">
        <text:list-header>
          <text:p text:style-name="P38"/>
          <text:p text:style-name="P74"/>
        </text:list-header>
      </text:list>
      <text:p text:style-name="P7"/>
      <text:p text:style-name="P7"/>
      <text:p text:style-name="P10"><text:s text:c="4"/>2.1) Slucaj upotrebe:</text:p>
      <text:p text:style-name="P10"><text:tab/>Formiranje Organizacionog odbora</text:p>
      <text:p text:style-name="P10"/>
      <text:p text:style-name="P10"><text:s text:c="5"/>Opis:</text:p>
      <text:p text:style-name="P10"><text:tab/>Senat univerziteta na sednici odredjuje clanove Organizacionog odbora</text:p>
      <text:p text:style-name="P10"/>
      <text:p text:style-name="P10"><text:s text:c="4"/>Akteri:</text:p>
      <text:list xml:id="list1956734437317388535" text:style-name="WWNum7">
        <text:list-item>
          <text:p text:style-name="P39">Senat univerziteta</text:p>
        </text:list-item>
      </text:list>
      <text:p text:style-name="P7"><text:soft-page-break/></text:p>
      <text:p text:style-name="P10"><text:s text:c="3"/>Preduslovi:</text:p>
      <text:list xml:id="list2797999207816153041" text:style-name="WWNum8">
        <text:list-item>
          <text:p text:style-name="P40">Senat univerziteta je odobrio odrzavanje naucnog skupa</text:p>
        </text:list-item>
      </text:list>
      <text:p text:style-name="P7"/>
      <text:p text:style-name="P10"><text:s text:c="2"/>Postuslovi:</text:p>
      <text:list xml:id="list5149924721659682263" text:style-name="WWNum9">
        <text:list-item>
          <text:p text:style-name="P41">Formiran je Organizacioni odbor</text:p>
        </text:list-item>
      </text:list>
      <text:p text:style-name="P7"/>
      <text:p text:style-name="P10"><text:s text:c="3"/>Glavni tok: </text:p>
      <text:list xml:id="list3344781301986412695" text:style-name="WWNum10">
        <text:list-item>
          <text:p text:style-name="P42">Senat univerziteta iznosi predlog liste clanova Organizacionog odbora</text:p>
        </text:list-item>
        <text:list-item>
          <text:p text:style-name="P42">Senat univerziteta prihvata listu clanova Otganizacionog odbora</text:p>
        </text:list-item>
        <text:list-item>
          <text:p text:style-name="P42">Senat razmatra kandidate za predsednika Organizacionog skupa</text:p>
        </text:list-item>
        <text:list-item>
          <text:p text:style-name="P42">Senat bira predsednika Organizacionog skupa </text:p>
        </text:list-item>
      </text:list>
      <text:p text:style-name="P10"><text:s/></text:p>
      <text:p text:style-name="P10"><text:s text:c="3"/>Alternativni tokovi:</text:p>
      <text:p text:style-name="P10"><text:tab/>A1) Ako lice koje je izabrano za clana Organizacionog odbora ne prihvati ovaj zadatak, slucaj upotrebe se nastavlja od koraka 1) glavnog toka.</text:p>
      <text:p text:style-name="P10"><text:tab/>B1) Ako lice koje je izabrano za predsednika Organizacionog skupa ne prihvati ovaj zadatak, slucaj upotrebe se nastavlja od koraka 3) glavnog toka</text:p>
      <text:p text:style-name="P10"/>
      <text:p text:style-name="P10"/>
      <text:p text:style-name="P10"/>
      <text:p text:style-name="P10">2.2) Slucaj upotrebe:</text:p>
      <text:p text:style-name="P10"><text:tab/>Formiranje Programskog odbora</text:p>
      <text:p text:style-name="P10"/>
      <text:p text:style-name="P10"><text:s text:c="5"/>Opis:</text:p>
      <text:p text:style-name="P10"><text:tab/>Senat univerziteta na sednici odredjuje clanove Programskog odbora </text:p>
      <text:p text:style-name="P10"/>
      <text:p text:style-name="P10"><text:s text:c="4"/>Akteri:</text:p>
      <text:list xml:id="list25672456" text:continue-list="list1956734437317388535" text:style-name="WWNum7">
        <text:list-item>
          <text:p text:style-name="P39">Senat univerziteta</text:p>
        </text:list-item>
      </text:list>
      <text:p text:style-name="P7"/>
      <text:p text:style-name="P10"><text:s text:c="3"/>Preduslovi:</text:p>
      <text:list xml:id="list25655878" text:continue-list="list2797999207816153041" text:style-name="WWNum8">
        <text:list-item>
          <text:p text:style-name="P40">Senat univerziteta je odobrio odrzavanje naucnog skupa</text:p>
        </text:list-item>
      </text:list>
      <text:p text:style-name="P7"/>
      <text:p text:style-name="P10"><text:s text:c="2"/>Postuslovi:</text:p>
      <text:list xml:id="list25669896" text:continue-list="list5149924721659682263" text:style-name="WWNum9">
        <text:list-item>
          <text:p text:style-name="P41">Formiran je Programski odbor</text:p>
        </text:list-item>
      </text:list>
      <text:p text:style-name="P7"/>
      <text:p text:style-name="P10"><text:s text:c="3"/>Glavni tok: </text:p>
      <text:p text:style-name="P1"><text:tab/><text:tab/>1) Senat univerziteta iznosi predlog liste clanova Programskog odbora</text:p>
      <text:p text:style-name="P1"><text:tab/><text:tab/>2) Senat univerziteta prihvata listu clanova Programskog odbora</text:p>
      <text:p text:style-name="P1"><text:tab/><text:tab/>3) Senat razmatra kandidate za predsednika Programskog skupa</text:p>
      <text:p text:style-name="P1"><text:tab/><text:tab/>4) Senat bira predsednika Programskog skupa </text:p>
      <text:p text:style-name="P10"><text:s/></text:p>
      <text:p text:style-name="P10"><text:s text:c="3"/>Alternativni tokovi:</text:p>
      <text:p text:style-name="P10"><text:tab/>2.1) Ukoliko Senat univerziteta ne prihvati predlog liste clanova</text:p>
      <text:p text:style-name="P10"><text:tab/><text:tab/>2.1.1) Prelazi se na korak 1) glavnog toka</text:p>
      <text:p text:style-name="P10"><text:tab/>2.2) Ukoliko lice koje je izabrano za clana Programskog odbora ne prihvati ovaj<text:tab/><text:tab/>zadatak</text:p>
      <text:p text:style-name="P10"><text:tab/><text:tab/>2.2.1) <text:s/>Slucaj upotrebe se nastavlja od koraka 1) glavnog toka.</text:p>
      <text:p text:style-name="P10"><text:tab/>4.1) Ukoliko lice koje je izabrano za predsednika Programskog skupa ne prihvati<text:tab/>ovaj zadatak</text:p>
      <text:p text:style-name="P10"><text:tab/><text:tab/>4.1.1) Slucaj upotrebe se nastavlja od koraka 3) glavnog toka</text:p>
      <text:p text:style-name="P10"/>
      <text:p text:style-name="P11"/>
      <text:p text:style-name="P10"/>
      <text:p text:style-name="P10"/>
      <text:p text:style-name="P10"/>
      <text:p text:style-name="P10">3) Slucaj upotrebe:</text:p>
      <text:p text:style-name="P10"><text:tab/>Imenovanje sekretara skupa</text:p>
      <text:p text:style-name="P10"/>
      <text:p text:style-name="P10">Opis:</text:p>
      <text:list xml:id="list5812759757016142384" text:style-name="WWNum11">
        <text:list-item>
          <text:p text:style-name="P43">Predsednik Organizacionog odbora imenuje sekretara skupa</text:p>
        </text:list-item>
      </text:list>
      <text:p text:style-name="P10"/>
      <text:p text:style-name="P10">Akteri:</text:p>
      <text:p text:style-name="P72"><text:soft-page-break/><text:tab/><text:tab/><text:tab/>1) Predsednik organizacionog odbora</text:p>
      <text:p text:style-name="P10"><text:tab/>2) Organizacioni odbor</text:p>
      <text:p text:style-name="P10"/>
      <text:p text:style-name="P10">Preduslovi:</text:p>
      <text:list xml:id="list2521171743906618109" text:style-name="WWNum13">
        <text:list-item>
          <text:p text:style-name="P44">Senat univerziteta je odredio predsednika Organizacionog odbora<text:tab/></text:p>
        </text:list-item>
      </text:list>
      <text:p text:style-name="P10"/>
      <text:p text:style-name="P10">Postuslovi:</text:p>
      <text:list xml:id="list191278322646478150" text:style-name="WWNum14">
        <text:list-item>
          <text:p text:style-name="P45">Imenovan je sekretar skupa</text:p>
        </text:list-item>
      </text:list>
      <text:p text:style-name="P7"/>
      <text:p text:style-name="P10">Glavni tok:</text:p>
      <text:list xml:id="list3363128695625363885" text:style-name="WWNum15">
        <text:list-item>
          <text:p text:style-name="P46">Predsednik Organizacionog odbora predlaze sekretara skupa</text:p>
        </text:list-item>
        <text:list-item>
          <text:p text:style-name="P46">Organizacioni odbor prihvata predlog predsednika organizacionog odbora</text:p>
        </text:list-item>
      </text:list>
      <text:p text:style-name="P7"/>
      <text:p text:style-name="P10">Alternativni tokovi:</text:p>
      <text:p text:style-name="P10"><text:tab/>1.1) Ukoliko lice izabrano za sekretara skupa nije zainteresovano za taj posao</text:p>
      <text:p text:style-name="P10"><text:tab/><text:tab/>1.1.1) Prelazi se na korak 1) glavnog toka</text:p>
      <text:p text:style-name="P10"><text:tab/>2.1) Ukoliko organizacioni odbor ne prihvati predlog predsednika organizacionog<text:tab/>odbora</text:p>
      <text:p text:style-name="P10"><text:tab/><text:tab/>2.1.1) Prelazi se na korak 1) glavnog toka</text:p>
      <text:p text:style-name="P10"/>
      <text:p text:style-name="P11"/>
      <text:p text:style-name="P10"/>
      <text:p text:style-name="P10"/>
      <text:p text:style-name="P10">4) Slucaj upotrebe:</text:p>
      <text:p text:style-name="P10"><text:tab/>Imenovanje urednika zbornika</text:p>
      <text:p text:style-name="P10"/>
      <text:p text:style-name="P10">Opis:</text:p>
      <text:p text:style-name="P10"><text:tab/>Organizacioni odbor postavlja urednika zbornika</text:p>
      <text:p text:style-name="P10"/>
      <text:p text:style-name="P10">Akteri:</text:p>
      <text:p text:style-name="P10"><text:tab/>1) Predsednik organizacionog odbora</text:p>
      <text:p text:style-name="P10"><text:tab/>2) Organizacioni odbor</text:p>
      <text:p text:style-name="P10"/>
      <text:p text:style-name="P10">Preduslovi:</text:p>
      <text:p text:style-name="P10"><text:tab/>1) Senat univerziteta je odredio predsednika Organizacionog odbora<text:tab/></text:p>
      <text:p text:style-name="P10"/>
      <text:p text:style-name="P30"><text:tab/><text:tab/>Postuslovi:</text:p>
      <text:p text:style-name="P30"><text:tab/><text:tab/><text:tab/>1) Imenovan je urednik zbornika</text:p>
      <text:p text:style-name="P30"/>
      <text:p text:style-name="P30"><text:tab/><text:tab/>Glavni tok:</text:p>
      <text:p text:style-name="P30"><text:tab/><text:tab/><text:tab/>1) Predsednik Organizacionog odbora predlaze urednika zbornika</text:p>
      <text:p text:style-name="P30"><text:tab/><text:tab/><text:tab/>2) Organizacioni odbor prihvata predlog predsednika organizacionog odbora</text:p>
      <text:p text:style-name="P30"/>
      <text:p text:style-name="P30"><text:tab/><text:tab/>Alternativni tokovi:</text:p>
      <text:p text:style-name="P30"><text:tab/><text:tab/><text:tab/>1.1) Ukoliko lice izabrano za urednika zbornika nije zainteresovano za taj posao</text:p>
      <text:p text:style-name="P30"><text:tab/><text:tab/><text:tab/><text:tab/>1.1.1) Prelazi se na korak 1) glavnog toka</text:p>
      <text:p text:style-name="P30"><text:tab/><text:tab/><text:tab/>2.1) Ukoliko organizacioni odbor ne prihvati predlog predsednika organizacionog<text:tab/><text:tab/><text:tab/>odbora</text:p>
      <text:p text:style-name="P30"><text:tab/><text:tab/><text:tab/><text:tab/>2.1.1) Prelazi se na korak 1) glavnog tok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tab/>5) Slucaj upotrebe:</text:p>
      <text:p text:style-name="P30"><text:tab/><text:tab/>Planiranje zbornika</text:p>
      <text:p text:style-name="P30"><text:tab/><text:tab/><text:tab/></text:p>
      <text:p text:style-name="P30"><text:tab/>Opis:</text:p>
      <text:p text:style-name="P30"><text:tab/><text:tab/>Urednik zbornika donosi odluke u vezi formiranja I izdavanja zbornika</text:p>
      <text:p text:style-name="P30"/>
      <text:p text:style-name="P30"><text:tab/>Akteri:</text:p>
      <text:p text:style-name="P30"><text:tab/><text:tab/>1) Urednik zbornika</text:p>
      <text:p text:style-name="P30"/>
      <text:p text:style-name="P30"><text:tab/>Preduslovi:</text:p>
      <text:p text:style-name="P30"><text:tab/><text:tab/>1) Imenovan je urednik zbornika</text:p>
      <text:p text:style-name="P30"/>
      <text:p text:style-name="P30"><text:tab/>Postuslovi:</text:p>
      <text:p text:style-name="P30"><text:tab/><text:tab/>1) Donete su sve vazne odluke u vezi zbornika</text:p>
      <text:p text:style-name="P30"><text:tab/><text:tab/></text:p>
      <text:p text:style-name="P30"><text:tab/>Glavni tok:</text:p>
      <text:p text:style-name="P30"><text:tab/><text:tab/>1) Urednik zbornika imenuje tehnickog urednika zbornika</text:p>
      <text:p text:style-name="P30"><text:tab/><text:tab/>2) Urednik zbornika propisuje u kom formatu moraju biti predati radovi</text:p>
      <text:p text:style-name="P30"><text:tab/><text:tab/>3) Urednik zbornika propisuje sta je sve od materijala potrebno dostaviti prilikom predaje<text:tab/><text:tab/>rukopisa</text:p>
      <text:p text:style-name="P30"><text:tab/><text:tab/>4) Urednik odlucuje da li ce se zbornik izdavati samostalno ili u saradnji sa drugim<text:tab/><text:tab/><text:tab/>casopisima </text:p>
      <text:p text:style-name="P30"><text:tab/><text:tab/><text:tab/>4.1) Ukoliko urednik zbornika odluci da saradjuje sa drugim casopisima</text:p>
      <text:p text:style-name="P30"><text:tab/><text:tab/><text:tab/><text:tab/>4.1.1) Prelazi se na slucaj upotrebe “Kontaktiranje suizdavaca”</text:p>
      <text:p text:style-name="P30"/>
      <text:p text:style-name="P30"><text:tab/>Alternativni tokovi:</text:p>
      <text:p text:style-name="P30"><text:tab/><text:tab/>/<text:tab/></text:p>
      <text:p text:style-name="P30"/>
      <text:p text:style-name="P30"><text:tab/>Ulazni elementi:</text:p>
      <text:p text:style-name="P30"><text:tab/><text:tab/>/</text:p>
      <text:p text:style-name="P30"/>
      <text:p text:style-name="P30"><text:tab/>Izlazni elementi:</text:p>
      <text:p text:style-name="P30"><text:tab/><text:tab/>1) Format rukopisa</text:p>
      <text:p text:style-name="P30"><text:tab/><text:tab/>2) Lista obaveznog materijala</text:p>
      <text:p text:style-name="P30"/>
      <text:p text:style-name="P30">-------------------------------------------------------------------------------------------------------------------------------------</text:p>
      <text:p text:style-name="P30"><text:tab/></text:p>
      <text:p text:style-name="P30"><text:tab/>6) Slucaj upotrebe:</text:p>
      <text:p text:style-name="P30"><text:tab/><text:tab/>Kontaktiranje suizdavaca</text:p>
      <text:p text:style-name="P30"/>
      <text:p text:style-name="P30"><text:tab/>Opis:</text:p>
      <text:p text:style-name="P30"><text:tab/><text:tab/>Urednik zbornika salje predlog potencijalnim suizdavacima, nakog cega zainteresovani <text:tab/><text:tab/><text:tab/>casopisi salju zahteve u vezi sa tim u kojoj formi moraju biti radovii koji su dokumenti <text:tab/><text:tab/><text:tab/>neophodni</text:p>
      <text:p text:style-name="P30"/>
      <text:p text:style-name="P30"><text:tab/>Akteri:</text:p>
      <text:p text:style-name="P30"><text:tab/><text:tab/>1) Urednik zbornika</text:p>
      <text:p text:style-name="P30"><text:tab/><text:tab/>2) Urednik casopisa</text:p>
      <text:p text:style-name="P30"/>
      <text:p text:style-name="P30"><text:tab/>Preduslovi:</text:p>
      <text:p text:style-name="P30"><text:tab/><text:tab/>1) Imenovan je urednik zbornika</text:p>
      <text:p text:style-name="P30"><text:tab/><text:tab/>2) Urednik zbornika je odlucio da zbornik izdaje u saradnji sa drugim casopisima</text:p>
      <text:p text:style-name="P30"/>
      <text:p text:style-name="P30"><text:tab/>Postuslovi:</text:p>
      <text:p text:style-name="P30"><text:soft-page-break/><text:tab/><text:tab/>1) Kreirana je lista suizdavaca</text:p>
      <text:p text:style-name="P30"/>
      <text:p text:style-name="P30"><text:tab/>Glavni tok:</text:p>
      <text:p text:style-name="P30"><text:tab/><text:tab/>1) Urednik zbornika salje potencijalnim suizdavacima informacije o predstojecem skupu</text:p>
      <text:p text:style-name="P30"><text:tab/><text:tab/>2) Urednik casopisa potvrdjuje da ce njegov casopis biti suizdavac zbornika</text:p>
      <text:p text:style-name="P30"><text:tab/><text:tab/>3) Urednik casopisa salje zahteve vezane za formu radova I neophodna dokumenta</text:p>
      <text:p text:style-name="P30"><text:tab/><text:tab/>4) Urednik zbornika uskladjuje zahteve sa zahtevima izdavaca zbornika I drugih casopisa</text:p>
      <text:p text:style-name="P30"/>
      <text:p text:style-name="P30"><text:tab/>Alternativni tokovi:<text:tab/></text:p>
      <text:p text:style-name="P30"><text:tab/><text:tab/>4.1) Ukoliko urednik zbornika zakljuci da su zahtevi casopisa neuskladivi sa trenutnim <text:tab/><text:tab/><text:tab/>zahtevima zbornika</text:p>
      <text:p text:style-name="P30"><text:tab/><text:tab/><text:tab/>4.1.1) Urednik zbornika obavestava o ovome urednika casopisa</text:p>
      <text:p text:style-name="P30"><text:tab/><text:tab/><text:tab/>4.1.2) Ukoliko urednik casopisa odustane od saradnje na zborniku</text:p>
      <text:p text:style-name="P30"><text:tab/><text:tab/><text:tab/><text:tab/>4.1.2.1) Urednik casopisa obavestava urednika zbornika </text:p>
      <text:p text:style-name="P30"><text:tab/><text:tab/><text:tab/>4.1.3) Ukoliko urednik casopisa izmeni zahteve</text:p>
      <text:p text:style-name="P30"><text:tab/><text:tab/><text:tab/><text:tab/>4.1.3.1) Slucaj upotrebe se nastavlja od koraka 3) glavnog toka</text:p>
      <text:p text:style-name="P30"/>
      <text:p text:style-name="P30"><text:tab/>Ulazni elementi:</text:p>
      <text:p text:style-name="P30"><text:tab/><text:tab/>1) Format rukopisa</text:p>
      <text:p text:style-name="P30"><text:tab/><text:tab/>2) Lista obaveznog materijala</text:p>
      <text:p text:style-name="P30"><text:tab/></text:p>
      <text:p text:style-name="P30"><text:tab/>Izlazni elementi:</text:p>
      <text:p text:style-name="P30"><text:tab/><text:tab/>1) Lista suizdavaca</text:p>
      <text:p text:style-name="P30"><text:tab/><text:tab/>2) Dopunjen format rukopisa</text:p>
      <text:p text:style-name="P30"><text:tab/><text:tab/>3) Dopunjena lista obaveznog materijala</text:p>
      <text:p text:style-name="P13"/>
      <text:p text:style-name="P10"/>
      <text:p text:style-name="P7"><text:tab/>7) <text:s/>Slucaj upotrebe:</text:p>
      <text:p text:style-name="P7"><text:tab/><text:tab/>Utvrdjivanje teme skupa I izbor recenzenata</text:p>
      <text:p text:style-name="P7"/>
      <text:p text:style-name="P7"><text:s text:c="3"/><text:tab/>Opis:</text:p>
      <text:p text:style-name="P7"><text:tab/><text:tab/>Programski odbor odrzava prvu sednicu na kojoj utvrdjuje tacnu temu skupa I formira listu<text:tab/><text:tab/>potencijalnih recenzenata</text:p>
      <text:p text:style-name="P7"/>
      <text:p text:style-name="P7"><text:s text:c="3"/><text:tab/>Akteri:</text:p>
      <text:list xml:id="list8417741496427243617" text:style-name="WWNum18">
        <text:list-item>
          <text:p text:style-name="P47">Programski odbor</text:p>
        </text:list-item>
      </text:list>
      <text:p text:style-name="P7"><text:s/></text:p>
      <text:p text:style-name="P7"><text:tab/> Preduslovi:</text:p>
      <text:list xml:id="list4669567764432847425" text:style-name="WWNum17">
        <text:list-item>
          <text:p text:style-name="P48">Senat univerziteta formirao je Programski odbor</text:p>
        </text:list-item>
      </text:list>
      <text:p text:style-name="P7"/>
      <text:p text:style-name="P7"><text:tab/>Postuslovi:</text:p>
      <text:list xml:id="list5993153859768766415" text:style-name="WWNum16">
        <text:list-item>
          <text:p text:style-name="P49">Tacno formulisana tema skupa</text:p>
        </text:list-item>
        <text:list-item>
          <text:p text:style-name="P49">Formirana je lista recenzenata<text:tab/></text:p>
        </text:list-item>
      </text:list>
      <text:p text:style-name="P10"><text:tab/></text:p>
      <text:p text:style-name="P7"><text:s text:c="2"/><text:tab/>Glavni tok:</text:p>
      <text:list xml:id="list3320246543261754514" text:style-name="WWNum19">
        <text:list-item>
          <text:p text:style-name="P50">Programski odbor otvara prvu sednicu</text:p>
        </text:list-item>
        <text:list-item>
          <text:p text:style-name="P50">Programski odbor formulise tacnu temu skupa na osnovu predlozene teme</text:p>
        </text:list-item>
        <text:list-item>
          <text:p text:style-name="P50">Programski odbor usvaja tacnu temu skupa</text:p>
        </text:list-item>
        <text:list-item>
          <text:p text:style-name="P50">Programski odbor odredjuje minimalan broj recenzenata koji moraju oceniti rad</text:p>
        </text:list-item>
        <text:list-item>
          <text:p text:style-name="P50">Programski odbor predlaze listu potencijalnih recenzenata skupa</text:p>
        </text:list-item>
        <text:list-item>
          <text:p text:style-name="P50">Programski odbor usvaja listu potencijalnih recenzenata skupa</text:p>
        </text:list-item>
      </text:list>
      <text:p text:style-name="P7"/>
      <text:p text:style-name="P7"><text:s text:c="2"/><text:tab/>Alternativni tokovi:</text:p>
      <text:p text:style-name="P7"><text:tab/><text:tab/>/</text:p>
      <text:p text:style-name="P7"/>
      <text:p text:style-name="P7"><text:tab/>Napomena:</text:p>
      <text:p text:style-name="P14"><text:soft-page-break/><text:tab/><text:tab/>Izbor recenzenata bi logicki trebalo da pripada slucaju upotrebe “Odredjivanje organa <text:tab/><text:tab/><text:tab/>skupa”. Medjutim, izbor recenzenata se odvija na istoj sednici kao I formulisanje teme, pa <text:tab/><text:tab/>su zbog toga grupisani u jedan slucaj upotrebe.</text:p>
      <text:p text:style-name="P14"/>
      <text:p text:style-name="P14">Ulazni elementi:</text:p>
      <text:p text:style-name="P14"><text:tab/><text:tab/>/</text:p>
      <text:p text:style-name="P14"/>
      <text:p text:style-name="P14">Izlazni elementi:</text:p>
      <text:p text:style-name="P14"><text:tab/><text:tab/>1) Tema skupa</text:p>
      <text:p text:style-name="P14"><text:tab/><text:tab/>2) Minimalan broj recenzenata </text:p>
      <text:p text:style-name="P15"><text:tab/><text:tab/>3) Lista potencijalnih recenzenata</text:p>
      <text:p text:style-name="P15"/>
      <text:p text:style-name="P15"/>
      <text:p text:style-name="P14"/>
      <text:p text:style-name="P14"/>
      <text:p text:style-name="P14"/>
      <text:p text:style-name="P7"><text:tab/>8) <text:s/>Slucaj upotrebe:</text:p>
      <text:p text:style-name="P7"><text:tab/><text:tab/>Utvrdjivanje mesta I vremena odrzavanja skupa</text:p>
      <text:p text:style-name="P7"/>
      <text:p text:style-name="P7"><text:s text:c="3"/><text:tab/>Opis: </text:p>
      <text:p text:style-name="P7"><text:tab/><text:tab/>Organizacioni odbor na sednici donosi odluke o tome gde I kada ce se skup odrzati, kao I <text:tab/><text:tab/>koliko ce skup trajati</text:p>
      <text:p text:style-name="P7"/>
      <text:p text:style-name="P7"><text:s text:c="5"/><text:tab/>Akteri:</text:p>
      <text:list xml:id="list6429614595559080162" text:style-name="WWNum20">
        <text:list-item>
          <text:p text:style-name="P51">Organizacioni odbor</text:p>
        </text:list-item>
      </text:list>
      <text:p text:style-name="P7"/>
      <text:p text:style-name="P7"><text:s text:c="4"/><text:tab/>Preduslovi:</text:p>
      <text:list xml:id="list685169114700291271" text:style-name="WWNum21">
        <text:list-item>
          <text:p text:style-name="P52">Senat univerziteta formirao je Organizacioni odbor</text:p>
        </text:list-item>
      </text:list>
      <text:p text:style-name="P7"/>
      <text:p text:style-name="P7"><text:s/><text:tab/>Postuslovi:</text:p>
      <text:list xml:id="list7297890943950395390" text:style-name="WWNum22">
        <text:list-item>
          <text:p text:style-name="P53">Utvrdjeno je mesto odrzavanja skupa</text:p>
        </text:list-item>
        <text:list-item>
          <text:p text:style-name="P53">Utvrdjeno je vreme odrzavanja skupa</text:p>
        </text:list-item>
        <text:list-item>
          <text:p text:style-name="P53">Utvrdjeno je trajanje skupa</text:p>
        </text:list-item>
      </text:list>
      <text:p text:style-name="P7"/>
      <text:p text:style-name="P7"><text:s text:c="3"/><text:tab/>Glavni tok:</text:p>
      <text:list xml:id="list4622629310920101059" text:style-name="WWNum23">
        <text:list-item>
          <text:p text:style-name="P54">Organizacioni odbor razmatra moguca mesta za odrzavanje skupa koja mogu da prihvate ocekivani broj ucesnika</text:p>
        </text:list-item>
        <text:list-item>
          <text:p text:style-name="P54">Organizacioni odbor donosi odluku o mestu odrzavanja skupa</text:p>
        </text:list-item>
        <text:list-item>
          <text:p text:style-name="P54">Organizacioni odbor odredjuje trajanje skupa na osnovu pretpostavki o broju I trajanju izlaganja</text:p>
        </text:list-item>
        <text:list-item>
          <text:p text:style-name="P54">Organizacioni odbor razmatra najpogodnije vreme odrzavanja skupa</text:p>
        </text:list-item>
        <text:list-item>
          <text:p text:style-name="P54">Organizacioni odbor donosi odluku o vremenu odrzavanja skupa</text:p>
        </text:list-item>
      </text:list>
      <text:p text:style-name="P7"/>
      <text:p text:style-name="P7"><text:tab/>Alternativni tokovi:</text:p>
      <text:p text:style-name="P7"><text:tab/><text:tab/>/</text:p>
      <text:p text:style-name="P12"/>
      <text:p text:style-name="P12"><text:tab/>Ulazni elementi:</text:p>
      <text:p text:style-name="P12"><text:tab/><text:tab/>/</text:p>
      <text:p text:style-name="P12"/>
      <text:p text:style-name="P12"><text:tab/>Izlazni elementi:</text:p>
      <text:p text:style-name="P12"><text:tab/><text:tab/>1) Vreme odrzavanja skupa</text:p>
      <text:p text:style-name="P12"><text:tab/><text:tab/>2) Mesto odrzavanja skupa</text:p>
      <text:p text:style-name="P12"><text:tab/><text:tab/>3) Trajanje skupa</text:p>
      <text:p text:style-name="P12"/>
      <text:p text:style-name="P7"/>
      <text:p text:style-name="P7"/>
      <text:p text:style-name="P7"/>
      <text:p text:style-name="P7"><text:tab/>9) Slucaj upotrebe:</text:p>
      <text:p text:style-name="P7"><text:tab/><text:tab/>Oblikovanje radnih dokumenata skupa</text:p>
      <text:p text:style-name="P7"/>
      <text:p text:style-name="P7"><text:s text:c="3"/><text:tab/>Opis: </text:p>
      <text:p text:style-name="P7"><text:tab/><text:tab/>Oblikuju se I usvajaju radna dokumenta skupa. </text:p>
      <text:p text:style-name="P7"><text:soft-page-break/></text:p>
      <text:p text:style-name="P7"><text:s text:c="4"/><text:tab/>Akteri:</text:p>
      <text:list xml:id="list1232266648697155811" text:style-name="WWNum24">
        <text:list-item>
          <text:p text:style-name="P55">Sekretar skupa</text:p>
        </text:list-item>
        <text:list-item>
          <text:p text:style-name="P55">Organizacioni odbor</text:p>
        </text:list-item>
      </text:list>
      <text:p text:style-name="P7"/>
      <text:p text:style-name="P7"><text:s text:c="3"/><text:tab/>Preduslovi:</text:p>
      <text:p text:style-name="P7"><text:tab/><text:tab/>/</text:p>
      <text:p text:style-name="P7"/>
      <text:p text:style-name="P7"><text:s/><text:tab/> Postuslovi:</text:p>
      <text:p text:style-name="P7"><text:tab/><text:tab/>Oblikovana su radna dokumenta potrebna za dalju organizaciju skupa</text:p>
      <text:p text:style-name="P7"/>
      <text:p text:style-name="P7"><text:s/><text:tab/>Glavni tok:</text:p>
      <text:list xml:id="list7956887941536134266" text:style-name="WWNum25">
        <text:list-item>
          <text:p text:style-name="P56">Sekretar skupa oblikuje radna dokumenta</text:p>
        </text:list-item>
        <text:list-item>
          <text:p text:style-name="P56">Sekratar skupa prosledjuje radna dokumenta organizacionom odboru</text:p>
        </text:list-item>
        <text:list-item>
          <text:p text:style-name="P56">Organizacioni odbor usvaja predlog radnih dokumenata</text:p>
        </text:list-item>
      </text:list>
      <text:p text:style-name="P7"/>
      <text:p text:style-name="P7"><text:tab/> Alternativni tokovi:</text:p>
      <text:p text:style-name="P7"><text:s text:c="12"/><text:tab/><text:tab/>1.1) Sekretar skupa nije dobio sve potrebne informacije za oblikovanje radnih <text:tab/><text:tab/><text:tab/><text:tab/>dokumenata</text:p>
      <text:p text:style-name="P7"><text:tab/><text:tab/><text:tab/>1.1.1) Sekretar skupa obavestava organizacioni odbor o nedostatku informacija</text:p>
      <text:p text:style-name="P7"><text:tab/><text:tab/>3.1) Ukoliko organizacioni odbor nije zadovoljan predlogom radnih dokumenata </text:p>
      <text:p text:style-name="P7"><text:tab/><text:tab/><text:tab/>3.1.1) Dokumenta se vracaju sekretaru skupa uz primedbe vezane za njih</text:p>
      <text:p text:style-name="P25"><text:tab/><text:tab/><text:tab/>3.1.2) Sekretar skupa vrsi izmene radnih dokumenata</text:p>
      <text:p text:style-name="P25"><text:tab/><text:tab/><text:tab/>3.1.3) Slucaj upotrebe nastavlja se od koraka 2) glavnog toka</text:p>
      <text:p text:style-name="P7"/>
      <text:p text:style-name="P7"><text:tab/>Ulazni elementi:</text:p>
      <text:list xml:id="list4374726969653716481" text:style-name="WWNum27">
        <text:list-item>
          <text:p text:style-name="P57">Odluka o mestu odrzavanja skupa</text:p>
        </text:list-item>
        <text:list-item>
          <text:p text:style-name="P57">Odluka o trajanju skupa</text:p>
        </text:list-item>
        <text:list-item>
          <text:p text:style-name="P57">Odluka o vremenu odrzavanja skupa</text:p>
        </text:list-item>
      </text:list>
      <text:p text:style-name="P7"/>
      <text:p text:style-name="P7"><text:tab/>Izlazni elementi:</text:p>
      <text:list xml:id="list1050888727538142573" text:style-name="WWNum28">
        <text:list-item>
          <text:p text:style-name="P58">Informacije o skupu – ovo je radni document koji sluzi za interno obavestavanje o skupu. Obavezno sadrzi:</text:p>
          <text:list>
            <text:list-item>
              <text:p text:style-name="P58">Naziv skupa</text:p>
            </text:list-item>
            <text:list-item>
              <text:p text:style-name="P58">Naziv I adresu organizatora skupa</text:p>
            </text:list-item>
            <text:list-item>
              <text:p text:style-name="P58">Mesto, vreme pocetka I trajanje skupa</text:p>
            </text:list-item>
            <text:list-item>
              <text:p text:style-name="P58">Elemente za komunikaciju</text:p>
            </text:list-item>
          </text:list>
        </text:list-item>
        <text:list-item>
          <text:p text:style-name="P58">Poziv za ucesce u radu skupa I prijavljivanje tema radova – ovo je radni dokument koji sluzi za prijavljivanje autora I ucesnika. Obavezno sadrzi:</text:p>
          <text:list>
            <text:list-item>
              <text:p text:style-name="P58">Naziv, mesto I vreme odrzavanja skupa</text:p>
            </text:list-item>
            <text:list-item>
              <text:p text:style-name="P58">Naziv I adresu organizatora</text:p>
            </text:list-item>
            <text:list-item>
              <text:p text:style-name="P58">Poziv za prijavu teme rada I kratkog sadrzaja</text:p>
            </text:list-item>
            <text:list-item>
              <text:p text:style-name="P58">Rok za prijavljivanje teme rada</text:p>
            </text:list-item>
            <text:list-item>
              <text:p text:style-name="P58">Elemente za komunikaciju</text:p>
            </text:list-item>
          </text:list>
        </text:list-item>
        <text:list-item>
          <text:p text:style-name="P58">Uputstvo za oblikovanje rada</text:p>
        </text:list-item>
      </text:list>
      <text:p text:style-name="P7"/>
      <text:p text:style-name="P7"/>
      <text:p text:style-name="P16"/>
      <text:p text:style-name="P7"/>
      <text:p text:style-name="P7"/>
      <text:p text:style-name="P7">PRIKUPLJANJE RADOVA I PRIJAVE UCESNIKA</text:p>
      <text:p text:style-name="P16"/>
      <text:p text:style-name="P7"/>
      <text:p text:style-name="P7"/>
      <text:list xml:id="list9182091584586111804" text:style-name="WWNum29">
        <text:list-item>
          <text:p text:style-name="P59">Slucaj upotrebe:</text:p>
        </text:list-item>
      </text:list>
      <text:p text:style-name="P17">Prijavljivanje za ucesce na skupu</text:p>
      <text:p text:style-name="P17"/>
      <text:p text:style-name="P17">Opis:</text:p>
      <text:p text:style-name="P17">Potencijalni ucesnik se prijavljuje za ucesce na skupu</text:p>
      <text:p text:style-name="P17"/>
      <text:p text:style-name="P17">Akteri:</text:p>
      <text:list xml:id="list4482700514152870500" text:style-name="WWNum30">
        <text:list-item>
          <text:p text:style-name="P60">Sekretar skupa</text:p>
        </text:list-item>
        <text:list-item>
          <text:p text:style-name="P60"><text:soft-page-break/>Potencijalni ucesnik</text:p>
        </text:list-item>
      </text:list>
      <text:p text:style-name="P7"/>
      <text:p text:style-name="P8">Preduslovi:</text:p>
      <text:list xml:id="list388128684864250144" text:style-name="WWNum31">
        <text:list-item>
          <text:p text:style-name="P61">Formulisana su radna dokumenta</text:p>
        </text:list-item>
        <text:list-item>
          <text:p text:style-name="P61">Potencijalni ucesnik je priznati strucnjak iz oblasti kojom se bavi skup</text:p>
        </text:list-item>
      </text:list>
      <text:p text:style-name="P8"/>
      <text:p text:style-name="P8">Postuslovi:</text:p>
      <text:list xml:id="list8798127023188612204" text:style-name="WWNum32">
        <text:list-item>
          <text:p text:style-name="P62">Kreirana je lista prijavljenih autora I tema</text:p>
        </text:list-item>
      </text:list>
      <text:p text:style-name="P7"/>
      <text:p text:style-name="P8">Glavni tok:</text:p>
      <text:list xml:id="list6044497433992766484" text:style-name="WWNum33">
        <text:list-item>
          <text:p text:style-name="P63">Sekretar skupa salje potencijalnom ucesniku radna dokumenta</text:p>
        </text:list-item>
        <text:list-item>
          <text:p text:style-name="P63">Ucesnik se registruje na sistem </text:p>
        </text:list-item>
      </text:list>
      <text:p text:style-name="P77">2.1) Ucesnik potvrdjuje svoj identitet verifikacijom elektronske adrese</text:p>
      <text:p text:style-name="P7"><text:tab/><text:tab/>3) <text:s text:c="2"/>Ukoliko ucesnik zeli da prijavi temu za izlaganje</text:p>
      <text:p text:style-name="P7"><text:tab/><text:tab/><text:tab/>3.1) Ucesnik unosi temu I kratak opis rada</text:p>
      <text:p text:style-name="P7"><text:bookmark text:name="_GoBack"/><text:tab/><text:tab/>4) <text:s text:c="2"/>Sekretar skupa preuzima informacije o prijavljenom ucesniku I temi</text:p>
      <text:p text:style-name="P7"/>
      <text:p text:style-name="P7"><text:tab/>Alternativni tokovi:</text:p>
      <text:p text:style-name="P7"><text:tab/><text:tab/>2.1) Ukoliko potencijalni ucesnik nije verifikovao svoju elektronsku adresu, slucaj<text:tab/><text:tab/><text:tab/>upotrebe se zavrsava</text:p>
      <text:p text:style-name="P7"><text:tab/><text:tab/></text:p>
      <text:p text:style-name="P7"><text:tab/>Ulazni elementi:</text:p>
      <text:list xml:id="list5012981628413664604" text:style-name="WWNum34">
        <text:list-item>
          <text:p text:style-name="P64">Radna dokumenta</text:p>
        </text:list-item>
      </text:list>
      <text:p text:style-name="P7"/>
      <text:p text:style-name="P8">Izlazni elementi:</text:p>
      <text:list xml:id="list4604289131970838611" text:style-name="WWNum35">
        <text:list-item>
          <text:p text:style-name="P65">Spisak prijavljenih ucesnika</text:p>
        </text:list-item>
        <text:list-item>
          <text:p text:style-name="P65">Spisak prijavljenih tema</text:p>
        </text:list-item>
      </text:list>
      <text:p text:style-name="P1"/>
      <text:p text:style-name="P1"/>
      <text:p text:style-name="P78"/>
      <text:p text:style-name="P1"/>
      <text:p text:style-name="P1"/>
      <text:list xml:id="list6172429233357523422" text:style-name="L1">
        <text:list-item>
          <text:p text:style-name="P66">Slucaj upotrebe:</text:p>
        </text:list-item>
      </text:list>
      <text:p text:style-name="P1"><text:tab/>Odabir autora I tema</text:p>
      <text:p text:style-name="P1"/>
      <text:p text:style-name="P1">Opis:</text:p>
      <text:p text:style-name="P1"><text:tab/>Organizacioni odbor razmatra pregled prijavljenih tema bira teme koji najvise odgovaraju<text:tab/>temi skupa, a zatim obavestava izabrane autore o prihvatanju teme, kao I o roku za<text:tab/>predaju rada.</text:p>
      <text:p text:style-name="P1"/>
      <text:p text:style-name="P1">Akteri:</text:p>
      <text:list xml:id="list5970783130322094549" text:style-name="L2">
        <text:list-item>
          <text:list>
            <text:list-item>
              <text:list>
                <text:list-item>
                  <text:p text:style-name="P67">Organizacioni odbor</text:p>
                </text:list-item>
                <text:list-item>
                  <text:p text:style-name="P67">Autor</text:p>
                </text:list-item>
              </text:list>
            </text:list-item>
          </text:list>
        </text:list-item>
      </text:list>
      <text:p text:style-name="P1"/>
      <text:p text:style-name="P1">Preduslovi:</text:p>
      <text:list xml:id="list2226850527170737327" text:style-name="L3">
        <text:list-item>
          <text:list>
            <text:list-item>
              <text:list>
                <text:list-item>
                  <text:p text:style-name="P68">Potencijalni autori su prijavili svoje radove</text:p>
                </text:list-item>
              </text:list>
            </text:list-item>
          </text:list>
        </text:list-item>
      </text:list>
      <text:p text:style-name="P1"/>
      <text:p text:style-name="P1">Postuslovi:</text:p>
      <text:list xml:id="list3881383015938335249" text:style-name="L4">
        <text:list-item>
          <text:list>
            <text:list-item>
              <text:list>
                <text:list-item>
                  <text:p text:style-name="P69">Formirana je lista izabranih radova</text:p>
                </text:list-item>
                <text:list-item>
                  <text:p text:style-name="P69">Izabrani autori su obavesteni o prihvatanju tema</text:p>
                </text:list-item>
              </text:list>
            </text:list-item>
          </text:list>
        </text:list-item>
      </text:list>
      <text:p text:style-name="P1"/>
      <text:p text:style-name="P1">Glavni tok:</text:p>
      <text:list xml:id="list5780250520040768470" text:style-name="L5">
        <text:list-item>
          <text:list>
            <text:list-item>
              <text:list>
                <text:list-item>
                  <text:p text:style-name="P70">Organizacioni odbor razmatra listu prijavljenih tema</text:p>
                </text:list-item>
                <text:list-item>
                  <text:p text:style-name="P70">Organizacioni odbor bira teme koji najvise odgovaraju temi skupa</text:p>
                </text:list-item>
                <text:list-item>
                  <text:p text:style-name="P70">Organizacioni odbor obavestava autore o prihvatanju teme</text:p>
                </text:list-item>
              </text:list>
            </text:list-item>
          </text:list>
        </text:list-item>
      </text:list>
      <text:p text:style-name="P72"/>
      <text:p text:style-name="P72"><text:tab/>Alternativni tokovi:</text:p>
      <text:p text:style-name="P72"><text:tab/><text:tab/>/</text:p>
      <text:p text:style-name="P72"/>
      <text:list xml:id="list2566132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3"><text:s text:c="14"/>Ulazni elementi:</text:p>
                                          <text:list>
                                            <text:list-header>
                                              <text:p text:style-name="P73"><text:s text:c="19"/>1) Lista prijavljenih tema</text:p>
                                              <text:p text:style-name="P73"/>
                                              <text:p text:style-name="P73"><text:s text:c="14"/>Izlazni elementi:</text:p>
                                              <text:p text:style-name="P73"><text:soft-page-break/><text:s text:c="20"/>1) Pregled izabranih tema</text:p>
                                              <text:p text:style-name="P73"><text:s text:c="20"/>2) Pregled izabranih auora</text:p>
                                              <text:p text:style-name="P73"/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/text:p>
      <text:p text:style-name="P72"/>
      <text:p text:style-name="P72"><text:tab/>--------------------------------------------------------------------------------------------------------------------------</text:p>
      <text:p text:style-name="P72"/>
      <text:p text:style-name="P72"/>
      <text:p text:style-name="P72"><text:tab/>3) Slucaj upotrebe</text:p>
      <text:p text:style-name="P72"><text:tab/><text:tab/>Prijem radova</text:p>
      <text:p text:style-name="P72"><text:tab/><text:tab/></text:p>
      <text:p text:style-name="P72"><text:tab/>Opis: <text:s/></text:p>
      <text:p text:style-name="P72"><text:tab/><text:tab/>Podnosilac rada salje rad sekretaru skupa u zadatom formatu</text:p>
      <text:p text:style-name="P72"/>
      <text:p text:style-name="P72"><text:tab/>Akteri:</text:p>
      <text:p text:style-name="P72"><text:tab/><text:tab/>1) Podnosilac rada</text:p>
      <text:p text:style-name="P72"><text:tab/><text:tab/>2) Sekretar skupa</text:p>
      <text:p text:style-name="P72"/>
      <text:p text:style-name="P72"><text:tab/>Preduslovi:</text:p>
      <text:p text:style-name="P72"><text:tab/><text:tab/>1) Tema odabranog autora je prihvacena od strane sekretara skupa</text:p>
      <text:p text:style-name="P72"><text:tab/><text:tab/>2) Rad je u ispravnoj formi propisanom od strane Organizacionog odbora u <text:tab/><text:tab/><text:tab/><text:tab/>sklopu radnih dokumenata<text:tab/><text:tab/></text:p>
      <text:p text:style-name="P3"><text:tab/><text:tab/><text:span text:style-name="T1">3) Rad je poslat pre krajnjeg roka za predaju </text:span></text:p>
      <text:p text:style-name="P3"/>
      <text:p text:style-name="P72"><text:tab/>Postuslovi:</text:p>
      <text:p text:style-name="P72"><text:tab/><text:tab/>1) Sekretar skupa je primio odabrane radove od podnosioca rada</text:p>
      <text:p text:style-name="P72"/>
      <text:p text:style-name="P72"><text:tab/>Glavni tok:</text:p>
      <text:p text:style-name="P72"><text:tab/><text:tab/>1) Podnosilac rada salje rad sekretaru skupa</text:p>
      <text:p text:style-name="P72"><text:tab/><text:tab/>2) Ukoliko podnosilac rada zeli da rad bude izdat na vise jezika</text:p>
      <text:p text:style-name="P72"><text:tab/><text:tab/><text:tab/>2.1) Podnosilac navodi spisak jezika na kojima zeli da rad bude izdat</text:p>
      <text:p text:style-name="P72"><text:tab/><text:tab/>3) Sekretar skupa proverava formu rada</text:p>
      <text:p text:style-name="P72"><text:tab/><text:tab/>4) Sekretar skupa potvrdjuje prijem rada</text:p>
      <text:p text:style-name="P72"/>
      <text:p text:style-name="P72"><text:tab/>Alternativni tokovi:</text:p>
      <text:p text:style-name="P72"><text:tab/><text:tab/>1.1) Ukoliko je ucesnik predao rad posle zadnjeg roka za predaju </text:p>
      <text:p text:style-name="P72"><text:tab/><text:tab/><text:tab/>1.1.1) Predati rad se odbija</text:p>
      <text:p text:style-name="P72"><text:tab/><text:tab/>3.1) Sekretar skupa zakljucuje da rad nije u prihvatljivoj formi</text:p>
      <text:p text:style-name="P72"><text:tab/><text:tab/><text:tab/>3.1.1) Sekretar skupa javlja podnosiocu rada sta nije u redu sa radom</text:p>
      <text:p text:style-name="P72"><text:tab/><text:tab/><text:tab/>3.1.2) Podnosilac ispravlja rad I nastavlja od koraka 1) glavnog toka</text:p>
      <text:p text:style-name="P72"><text:tab/><text:tab/></text:p>
      <text:p text:style-name="P72"><text:tab/><text:tab/>Ulazni elementi:</text:p>
      <text:p text:style-name="P72"><text:tab/><text:tab/><text:tab/>1) Rad na prihvacenu temu</text:p>
      <text:p text:style-name="P72"/>
      <text:p text:style-name="P72"><text:tab/><text:tab/>Izlazni elementi:</text:p>
      <text:p text:style-name="P72"><text:tab/><text:tab/><text:tab/>1) Pregled predatih radova</text:p>
      <text:p text:style-name="P72"/>
      <text:p text:style-name="P72"/>
      <text:p text:style-name="P72"/>
      <text:p text:style-name="P72"/>
      <text:p text:style-name="P75"/>
      <text:p text:style-name="P72"/>
      <text:p text:style-name="P7"/>
      <text:p text:style-name="P7">IZBOR RADOVA I UTVRDJIVANJE PROGRAMA RADA</text:p>
      <text:p text:style-name="P4"/>
      <text:p text:style-name="P6"/>
      <text:p text:style-name="P6"/>
      <text:p text:style-name="P6"/>
      <text:p text:style-name="P6"><text:tab/>1) Slucaj upotrebe:</text:p>
      <text:p text:style-name="P6"><text:tab/><text:tab/>Analiza I klasifikacija radova</text:p>
      <text:p text:style-name="P6"/>
      <text:p text:style-name="P6"><text:tab/> Opis:</text:p>
      <text:p text:style-name="P6"><text:soft-page-break/><text:tab/><text:tab/>Organizacioni odbor na svom sastanku analizira primljene radove, vrsi njihovu<text:tab/><text:tab/><text:tab/><text:tab/>klasifikaciju u skladu sa podrucjima rada skupa I dostavlja jednu po jednu kopiju<text:tab/><text:tab/><text:tab/><text:tab/>recenzentu, odredjenom od strane programskog odbora. Uz kopiju rada recenzent se<text:tab/><text:tab/><text:tab/>obavestava o roku za dostavljanje misljenja o tome da li rad moze ili ne moze da se uvrsti<text:tab/><text:tab/>u program skupa.</text:p>
      <text:p text:style-name="P6"/>
      <text:p text:style-name="P6"><text:tab/>Akteri:</text:p>
      <text:p text:style-name="P6"><text:tab/><text:tab/>1) Organizacioni odbor</text:p>
      <text:p text:style-name="P6"><text:tab/></text:p>
      <text:p text:style-name="P6"><text:tab/>Preduslovi:</text:p>
      <text:p text:style-name="P6"><text:tab/><text:tab/>1) Organizacioni odbor je dobio pregled predatih radova</text:p>
      <text:p text:style-name="P6"/>
      <text:p text:style-name="P6"><text:tab/>Postuslovi:</text:p>
      <text:p text:style-name="P6"><text:tab/><text:tab/>1) Predati radovi su klasifikovani u skladu sa podrucjima rada skupa</text:p>
      <text:p text:style-name="P6"><text:tab/><text:tab/>2) Klasifikovani radovi su poslati recenzentima</text:p>
      <text:p text:style-name="P6"><text:tab/></text:p>
      <text:p text:style-name="P6"><text:tab/>Glavni tok:</text:p>
      <text:p text:style-name="P6"><text:tab/><text:tab/>1) Organizacioni odbor analizira primljene radove</text:p>
      <text:p text:style-name="P6"><text:tab/><text:tab/>2) Organizacioni odbor klasifikuje primljene radove</text:p>
      <text:p text:style-name="P6"><text:tab/><text:tab/>3) Organizacioni odbor salje jednu po jednu kopiju rada potencijalnim recenzentima</text:p>
      <text:p text:style-name="P6"/>
      <text:p text:style-name="P6"><text:tab/>Alternativni tokovi:</text:p>
      <text:p text:style-name="P6"><text:tab/><text:tab/>/<text:tab/></text:p>
      <text:p text:style-name="P6"/>
      <text:p text:style-name="P6"><text:tab/>Ulazni elementi:</text:p>
      <text:p text:style-name="P6"><text:tab/><text:tab/>1) Pregled predatih radova</text:p>
      <text:p text:style-name="P6"><text:tab/><text:tab/>2) Lista potencijalnih recenzenata</text:p>
      <text:p text:style-name="P6"/>
      <text:p text:style-name="P6"><text:tab/>Izlazni elementi:</text:p>
      <text:p text:style-name="P6"><text:tab/><text:tab/>1) Klasifikacija radova</text:p>
      <text:p text:style-name="P6"/>
      <text:p text:style-name="P6"/>
      <text:p text:style-name="P5"/>
      <text:p text:style-name="P6"/>
      <text:p text:style-name="P6"/>
      <text:p text:style-name="P6"/>
      <text:p text:style-name="P6"><text:tab/>2) Slucaj upotrebe:</text:p>
      <text:p text:style-name="P6"><text:tab/><text:tab/>Recenzija rada</text:p>
      <text:p text:style-name="P6"/>
      <text:p text:style-name="P6"><text:tab/>Opis:</text:p>
      <text:p text:style-name="P6"><text:tab/><text:tab/>Recenzent cita rad, ocenjuje ga I salje misljenje o radu organizacionom odboru u<text:tab/><text:tab/><text:tab/>slobodnoj formi</text:p>
      <text:p text:style-name="P6"/>
      <text:p text:style-name="P6"><text:tab/>Akteri:</text:p>
      <text:p text:style-name="P6"><text:tab/><text:tab/>1) Recenzent</text:p>
      <text:p text:style-name="P6"><text:tab/><text:tab/>2) Organizacioni odbor</text:p>
      <text:p text:style-name="P6"/>
      <text:p text:style-name="P6"><text:tab/>Preduslovi:</text:p>
      <text:p text:style-name="P6"><text:tab/><text:tab/>1) Recenzent je primio rukopis od Organizacionog odbora</text:p>
      <text:p text:style-name="P6"/>
      <text:p text:style-name="P6"><text:tab/>Postuslovi:</text:p>
      <text:p text:style-name="P6"><text:tab/><text:tab/>Rukopis je ocenjen od strane recenzenta</text:p>
      <text:p text:style-name="P6"/>
      <text:p text:style-name="P6"><text:tab/>Glavni tok:</text:p>
      <text:p text:style-name="P29"><text:tab/><text:tab/>1) Organizacioni odbor dostavlja recenzentu kopiju rukopisa</text:p>
      <text:p text:style-name="Text_20_body"><text:tab/><text:tab/>2<text:span text:style-name="T1">) Recenzent cita dostavljeni rukopis</text:span></text:p>
      <text:p text:style-name="P79"><text:tab/><text:tab/>3) Recenzent pise misljenje o rukopisu u slobodnoj formi</text:p>
      <text:p text:style-name="P79"><text:tab/><text:tab/>4) Recenzent salje misljenje Organizacionom odboru</text:p>
      <text:p text:style-name="P79"/>
      <text:p text:style-name="P6"><text:tab/>Alternativni tokovi:</text:p>
      <text:p text:style-name="P6"><text:soft-page-break/><text:tab/><text:tab/>4.1) Recenzent nije na vreme dostavio misljenje Organizacionom odboru</text:p>
      <text:p text:style-name="P6"><text:tab/><text:tab/><text:tab/>4.1.1) Slucaj upotrebe se zavrsava</text:p>
      <text:p text:style-name="P6"/>
      <text:p text:style-name="P6"><text:tab/>Ulazni elementi:</text:p>
      <text:p text:style-name="P6"><text:tab/><text:tab/>1) Kopija rukopisa</text:p>
      <text:p text:style-name="P6"/>
      <text:p text:style-name="P6"><text:tab/>Izlazni elementi:</text:p>
      <text:p text:style-name="P6"><text:tab/><text:tab/>1) Misljenje recenzenta o rukopisu</text:p>
      <text:p text:style-name="P6"/>
      <text:p text:style-name="P6"/>
      <text:p text:style-name="P5"/>
      <text:p text:style-name="P6"/>
      <text:p text:style-name="P6"/>
      <text:p text:style-name="P6"/>
      <text:p text:style-name="P6"><text:tab/>3) Slucaj upotrebe:</text:p>
      <text:p text:style-name="P6"><text:tab/><text:tab/>Izbor radova</text:p>
      <text:p text:style-name="P6"/>
      <text:p text:style-name="P6"><text:tab/> <text:s/>Opis:</text:p>
      <text:p text:style-name="P6"><text:tab/><text:tab/>Programski odbor skupa razmatra misljenja recenzenata I za svaki rad donosi odluku o<text:tab/><text:tab/><text:tab/>njegovom prihvatanju ili odbijanju</text:p>
      <text:p text:style-name="P6"/>
      <text:p text:style-name="P6"><text:tab/> Akteri:</text:p>
      <text:p text:style-name="P6"><text:tab/><text:tab/>1) Programski odbor</text:p>
      <text:p text:style-name="P6"/>
      <text:p text:style-name="P6"><text:tab/>Preduslovi:</text:p>
      <text:p text:style-name="P6"><text:tab/><text:tab/>1) Recenzenti su ocenili rukopis</text:p>
      <text:p text:style-name="P6"/>
      <text:p text:style-name="P6"><text:tab/>Postuslovi:</text:p>
      <text:p text:style-name="P6"><text:tab/><text:tab/>1) Sa svaki rad je doneta odluka o njegovom prihvatanju ili odbijanju</text:p>
      <text:p text:style-name="P6"/>
      <text:p text:style-name="P6"><text:tab/>Glavni tok:</text:p>
      <text:p text:style-name="P6"><text:tab/><text:tab/>1) Programski odbor razmatra ocene recenzenata sa svaki rad</text:p>
      <text:p text:style-name="P6"><text:tab/><text:tab/>2) Programski odbor formira odluku o tome koji ce radovi biti izlagani</text:p>
      <text:p text:style-name="P6"/>
      <text:p text:style-name="P6"><text:tab/>Alternativni tokovi:</text:p>
      <text:p text:style-name="P6"><text:tab/><text:tab/>1.1) Programski odbor utvrdjuje da za odredjeni rad nije predat potreban broj recenzija</text:p>
      <text:p text:style-name="P6"><text:tab/><text:tab/><text:tab/>1.1.2) Programski odbor ne razmatra dalje pomenuti rad</text:p>
      <text:p text:style-name="P6"/>
      <text:p text:style-name="P6"><text:tab/>Ulazni elementi:</text:p>
      <text:p text:style-name="P6"><text:tab/><text:tab/>1) Recenzije radova</text:p>
      <text:p text:style-name="P6"/>
      <text:p text:style-name="P6"><text:tab/>Izlazni elementi:</text:p>
      <text:p text:style-name="P6"><text:tab/><text:tab/>1) Odluka o tome koji ce se radovi izlagati</text:p>
      <text:p text:style-name="P6"/>
      <text:p text:style-name="P6"/>
      <text:p text:style-name="P6"/>
      <text:p text:style-name="P5"/>
      <text:p text:style-name="P6"/>
      <text:p text:style-name="P6"/>
      <text:p text:style-name="P6"><text:tab/>4) Slucaj upotrebe:</text:p>
      <text:p text:style-name="P6"><text:tab/><text:tab/>Utvrdjivanje programa rada</text:p>
      <text:p text:style-name="P6"/>
      <text:p text:style-name="P6"><text:tab/>Opis:</text:p>
      <text:p text:style-name="P6"><text:tab/><text:tab/>Na osnovu odluke Programskog odbora Organizacioni odbor oblikuje program rada<text:tab/><text:tab/><text:tab/>skupa</text:p>
      <text:p text:style-name="P6"/>
      <text:p text:style-name="P6"><text:tab/>Akteri:</text:p>
      <text:p text:style-name="P6"><text:tab/><text:tab/>1) Organizacioni odbor</text:p>
      <text:p text:style-name="P6"/>
      <text:p text:style-name="P6"><text:tab/>Preduslovi:</text:p>
      <text:p text:style-name="P6"><text:tab/><text:tab/>1) Programski odbor je doneo odluku koji ce se radovi izlagati</text:p>
      <text:p text:style-name="P6"/>
      <text:p text:style-name="P6"><text:soft-page-break/><text:tab/>Postuslovi:</text:p>
      <text:p text:style-name="P6"><text:tab/><text:tab/>1) Radovi su tematski podeljene na sesija</text:p>
      <text:p text:style-name="P6"><text:tab/><text:tab/>2) Formiran je program rada skupa</text:p>
      <text:p text:style-name="P6"/>
      <text:p text:style-name="P6"><text:tab/>Glavni tok:</text:p>
      <text:p text:style-name="P6"><text:tab/><text:tab/>1) Organizacioni odbor razmatra odluku Programskog odbora I tematski raspodeljuje<text:tab/><text:tab/><text:tab/>radove u sesije</text:p>
      <text:p text:style-name="P6"><text:tab/><text:tab/>2) Organizacioni odbor odredjuje nacin rada svake sesije</text:p>
      <text:p text:style-name="P6"><text:tab/><text:tab/>3) Organizacioni odbor odredjuje salu za svaku od sesija</text:p>
      <text:p text:style-name="P6"><text:tab/><text:tab/>4) Organizacioni odbor odredjuje vreme pocetka I vreme kraja sesije</text:p>
      <text:p text:style-name="P6"><text:tab/><text:tab/>5) Organizacioni odbor odredjuje vreme pocetka I kraja izlaganja svakog rada unutar<text:tab/><text:tab/><text:tab/>sesije</text:p>
      <text:p text:style-name="P6"><text:tab/><text:tab/>6) Organizacioni odbor opciono odredjuje dodatne aktivnosti</text:p>
      <text:p text:style-name="P6"/>
      <text:p text:style-name="P6"><text:tab/>Alternativni tokovi:</text:p>
      <text:p text:style-name="P6"><text:tab/><text:tab/>/</text:p>
      <text:p text:style-name="P6"/>
      <text:p text:style-name="P6"><text:tab/>Ulazni elementi:</text:p>
      <text:p text:style-name="P6"><text:tab/><text:tab/>1) Odluka programskog odbora</text:p>
      <text:p text:style-name="P6"><text:tab/><text:tab/>2) Lista raspolozivih sala</text:p>
      <text:p text:style-name="P6"/>
      <text:p text:style-name="P6"><text:tab/>Izlazni elementi:</text:p>
      <text:p text:style-name="P6"><text:tab/><text:tab/>1) Program rada skupa</text:p>
      <text:p text:style-name="P6"><text:tab/></text:p>
      <text:p text:style-name="P6"/>
      <text:p text:style-name="P6"/>
      <text:p text:style-name="P5"/>
      <text:p text:style-name="P6"/>
      <text:p text:style-name="P6"/>
      <text:p text:style-name="P6"><text:tab/>5) Slucaj upotrebe:</text:p>
      <text:p text:style-name="P6"><text:tab/><text:tab/>Obavestavanje ucesnika</text:p>
      <text:p text:style-name="P6"/>
      <text:p text:style-name="P6"><text:tab/>Opis:</text:p>
      <text:p text:style-name="P6"><text:tab/><text:tab/>Sekretar skupa dostavlja program rada skupa prijavljenim I potencijalnim ucesnicima bez<text:tab/><text:tab/>rada, a ucesnicima sa radovima uz to jos salje I potvrdu o prihvatanju rada</text:p>
      <text:p text:style-name="P6"/>
      <text:p text:style-name="P6"><text:tab/>Akteri:</text:p>
      <text:p text:style-name="P6"><text:tab/><text:tab/>Sekretar skupa</text:p>
      <text:p text:style-name="P6"/>
      <text:p text:style-name="P6"><text:tab/>Preduslovi:</text:p>
      <text:p text:style-name="P6"><text:tab/><text:tab/>1) Formiran je program rada</text:p>
      <text:p text:style-name="P6"/>
      <text:p text:style-name="P6"><text:tab/>Postuslovi:</text:p>
      <text:p text:style-name="P6"><text:tab/><text:tab/>1) Ucesnici su obavesteni o programu rada skupa</text:p>
      <text:p text:style-name="P6"/>
      <text:p text:style-name="P6"><text:tab/>Glavni tok:</text:p>
      <text:p text:style-name="P6"><text:tab/><text:tab/>1) Sekretar skupa salje potrebnu dokumentaciju prijavljenim I potencijalnim ucesnicima <text:tab/><text:tab/><text:tab/>skupa</text:p>
      <text:p text:style-name="P6"><text:tab/></text:p>
      <text:p text:style-name="P6"><text:tab/>Alternativni tokovi:</text:p>
      <text:p text:style-name="P6"><text:tab/><text:tab/>/</text:p>
      <text:p text:style-name="P6"/>
      <text:p text:style-name="P6"><text:tab/>Ulazni elementi:</text:p>
      <text:p text:style-name="P6"><text:tab/><text:tab/>1) Program rada skupa</text:p>
      <text:p text:style-name="P6"/>
      <text:p text:style-name="P6"><text:tab/>Izlazni elementi:</text:p>
      <text:p text:style-name="P6"><text:tab/><text:tab/>/</text:p>
      <text:p text:style-name="P6"/>
      <text:p text:style-name="P5"/>
      <text:p text:style-name="P6"/>
      <text:p text:style-name="P6"/>
      <text:p text:style-name="P6"><text:tab/>6) Slucaj upotrebe:</text:p>
      <text:p text:style-name="P6"><text:soft-page-break/><text:tab/><text:tab/>Prijava dodatnog sadrzaja</text:p>
      <text:p text:style-name="P6"/>
      <text:p text:style-name="P6"><text:tab/>Opis:</text:p>
      <text:p text:style-name="P6"><text:tab/><text:tab/>Ucesnik prijavljuje dodatni sadrzaj preko portala I po potrebi placa sadrzaj</text:p>
      <text:p text:style-name="P6"/>
      <text:p text:style-name="P6"><text:tab/>Akteri:</text:p>
      <text:p text:style-name="P6"><text:tab/><text:tab/>1) Ucesnik</text:p>
      <text:p text:style-name="P6"/>
      <text:p text:style-name="P6"><text:tab/>Preduslovi:</text:p>
      <text:p text:style-name="P6"><text:tab/><text:tab/>1) Postoje dodatni sadrzaji u sklopu skupa</text:p>
      <text:p text:style-name="P72"/>
      <text:p text:style-name="P72"><text:tab/>Postuslovi:</text:p>
      <text:p text:style-name="P72"><text:tab/><text:tab/>1) Ucesnik je prijavio dodatni sadrzaj</text:p>
      <text:p text:style-name="P72"/>
      <text:p text:style-name="P72"><text:tab/>Glavni tok:</text:p>
      <text:p text:style-name="P72"><text:tab/><text:tab/>1) Ucesnik trazi od sistema informacije o dodatnim sadrzajima</text:p>
      <text:p text:style-name="P72"><text:tab/><text:tab/>2) Ucesnik bira dodatne sadrzaje za koje je zainteresovan</text:p>
      <text:p text:style-name="P72"><text:tab/><text:tab/>3) Ukoliko se neki od dodatnih sadrzaja naplacuju</text:p>
      <text:p text:style-name="P72"><text:tab/><text:tab/><text:tab/>3.1) Ucesnik placa dodatne sadrzaje preko kreditne kartice</text:p>
      <text:p text:style-name="P72"/>
      <text:p text:style-name="P72"><text:tab/>Alternativni tokovi:</text:p>
      <text:p text:style-name="P72"><text:tab/><text:tab/>1.1) Ukoliko nema dodatnih sadrzaja planiranih za skup</text:p>
      <text:p text:style-name="P72"><text:tab/><text:tab/><text:tab/>1.1.1) Slucaj upotrebe se zavrsava</text:p>
      <text:p text:style-name="P72"><text:tab/><text:tab/>3.1) Ukoliko informacije o kreditnoj kartici nisu ispravne ili na kartici nema dovoljno<text:tab/><text:tab/><text:tab/>sredstava</text:p>
      <text:p text:style-name="P72"><text:tab/><text:tab/><text:tab/>3.1.1) Slucaj upotrebe se zavrsava</text:p>
      <text:p text:style-name="P72"/>
      <text:p text:style-name="P72"><text:tab/>Ulazni elementi:</text:p>
      <text:p text:style-name="P72"><text:tab/><text:tab/>1) Spisak dodatnih aktivnosti planiranih za skup</text:p>
      <text:p text:style-name="P72"/>
      <text:p text:style-name="P72"><text:tab/>Izlazni elementi:</text:p>
      <text:p text:style-name="P72"><text:tab/><text:tab/>1) Spisak prijavljenih ucesnika za svaku dodatnu aktivnost<text:tab/><text:tab/></text:p>
      <text:p text:style-name="P72"/>
      <text:p text:style-name="P72"/>
      <text:p text:style-name="P72"><text:tab/> Napomena:</text:p>
      <text:p text:style-name="P72"><text:tab/><text:tab/>U slucaju da je za neku dodatnu aktivnost mala zainteresovanost, Organizacioni odbor <text:tab/><text:tab/><text:tab/>moze da otkaze tu aktivnost, uz obavezno vracanje novca.</text:p>
      <text:p text:style-name="P72"/>
      <text:p text:style-name="P72"/>
      <text:p text:style-name="P76"/>
      <text:p text:style-name="P72"/>
      <text:p text:style-name="P72"/>
      <text:p text:style-name="P72"><text:tab/>7) Slucaj upotrebe:</text:p>
      <text:p text:style-name="P72"><text:tab/><text:tab/>Citanje recenzija</text:p>
      <text:p text:style-name="P72"/>
      <text:p text:style-name="P72"><text:tab/>Opis:</text:p>
      <text:p text:style-name="P72"><text:tab/><text:tab/>Autor cita recenzije za svoj rad I pismo od recenzenta. </text:p>
      <text:p text:style-name="P72"/>
      <text:p text:style-name="P72"><text:tab/>Akteri:</text:p>
      <text:p text:style-name="P72"><text:tab/><text:tab/>1) Autor</text:p>
      <text:p text:style-name="P72"/>
      <text:p text:style-name="P72"><text:tab/>Preduslovi:</text:p>
      <text:p text:style-name="P72"><text:tab/><text:tab/>1) Rad autora je prosao recenziju</text:p>
      <text:p text:style-name="P72"/>
      <text:p text:style-name="P72"><text:tab/>Postuslovi:</text:p>
      <text:p text:style-name="P72"><text:tab/><text:tab/>/</text:p>
      <text:p text:style-name="P72"/>
      <text:p text:style-name="P72"><text:tab/>Glavni tok:</text:p>
      <text:p text:style-name="P72"><text:tab/><text:tab/>1) Autor rada cita recenzije za svoj rad</text:p>
      <text:p text:style-name="P72"><text:tab/><text:tab/>2) Ukoliko je recenzent poslao pismo autoru</text:p>
      <text:p text:style-name="P72"><text:tab/><text:tab/><text:tab/>2.1) Autor cita pismo od recenzenta</text:p>
      <text:p text:style-name="P72"/>
      <text:p text:style-name="P72"><text:tab/>Alternativni tokovi:</text:p>
      <text:p text:style-name="P72"><text:soft-page-break/><text:tab/><text:tab/>/</text:p>
      <text:p text:style-name="P72"/>
      <text:p text:style-name="P72"><text:tab/>Ulazni elementi:</text:p>
      <text:p text:style-name="P72"><text:tab/><text:tab/>1) Recenzije rada</text:p>
      <text:p text:style-name="P72"><text:tab/><text:tab/>2) Pismo recenzenta autoru</text:p>
      <text:p text:style-name="P72"/>
      <text:p text:style-name="P72"><text:tab/>Izlazi elementi:</text:p>
      <text:p text:style-name="P72"><text:tab/><text:tab/>/</text:p>
      <text:p text:style-name="P72"/>
      <text:p text:style-name="P72"><text:tab/>Napomena:</text:p>
      <text:p text:style-name="P72"><text:tab/><text:tab/>Autor ne moze da vidi podatke o recenzentu, vec samo ocenu rada I pismo od<text:tab/><text:tab/><text:tab/><text:tab/>recenzenta</text:p>
      <text:p text:style-name="P75"/>
      <text:p text:style-name="P72"/>
      <text:p text:style-name="P72"/>
      <text:p text:style-name="P6">OBLIKOVANJE MATERIJALA ZA SKUP</text:p>
      <text:p text:style-name="P4"/>
      <text:p text:style-name="P6"/>
      <text:p text:style-name="P6"/>
      <text:p text:style-name="P6"><text:tab/>1) Slucaj upotrebe</text:p>
      <text:p text:style-name="P6"><text:tab/><text:tab/>Oblikovanje pregleda ucesnika I rasporeda rada</text:p>
      <text:p text:style-name="P72"/>
      <text:p text:style-name="P72"><text:tab/>Opis:</text:p>
      <text:p text:style-name="P72"><text:tab/><text:tab/>Sekretar skupa, na osnovu programa rada, kreira pregled ucesnika I raspored rada</text:p>
      <text:p text:style-name="P72"/>
      <text:p text:style-name="P72"><text:tab/>Akteri:</text:p>
      <text:p text:style-name="P72"><text:tab/><text:tab/>1) Sekretar skupa</text:p>
      <text:p text:style-name="P72"><text:tab/><text:tab/>2) Tehnicar</text:p>
      <text:p text:style-name="P72"/>
      <text:p text:style-name="P72"><text:tab/>Preduslovi:</text:p>
      <text:p text:style-name="P72"><text:tab/><text:tab/>1) Formiran je program rada</text:p>
      <text:p text:style-name="P72"><text:tab/><text:tab/>2) Izabran je nacin rada zvakog izlaganja ili sesije</text:p>
      <text:p text:style-name="P72"/>
      <text:p text:style-name="P72"><text:tab/>Postuslovi:</text:p>
      <text:p text:style-name="P72"><text:tab/><text:tab/>1) Odstampan pregled ucesnika</text:p>
      <text:p text:style-name="P72"><text:tab/><text:tab/>2) Odstampan raspored rada</text:p>
      <text:p text:style-name="P72"/>
      <text:p text:style-name="P72"><text:tab/>Glavni tok:</text:p>
      <text:p text:style-name="P72"><text:tab/><text:tab/>1) Sekretar skupa formira pregled ucesnika na osnovu programa skupa</text:p>
      <text:p text:style-name="P72"><text:tab/><text:tab/>2) Sekretar skupa formira raspored rada na osnovu programa skupa I nacina rada svake<text:tab/><text:tab/>sesije ili izlaganja</text:p>
      <text:p text:style-name="P72"><text:tab/><text:tab/>3) Sekretar skupa odredjuje broj kopija za stampanje</text:p>
      <text:p text:style-name="P72"><text:tab/><text:tab/>4) Sekretar sesije prosledjuje ova dokumenta tehnicaru</text:p>
      <text:p text:style-name="P72"><text:tab/><text:tab/>5) Tehnicar stampa dostavljena dokumenta</text:p>
      <text:p text:style-name="P72"/>
      <text:p text:style-name="P72"><text:tab/>Alternativni tokovi:</text:p>
      <text:p text:style-name="P72"><text:tab/><text:tab/>/</text:p>
      <text:p text:style-name="P72"/>
      <text:p text:style-name="P72"><text:tab/>Ulazni elementi:</text:p>
      <text:p text:style-name="P72"><text:tab/><text:tab/>1) Program rada</text:p>
      <text:p text:style-name="P72"><text:tab/><text:tab/>2) Nacin rada svih sesija ili izlaganja</text:p>
      <text:p text:style-name="P72"/>
      <text:p text:style-name="P72"><text:tab/>Izlazni elementi:<text:tab/><text:tab/></text:p>
      <text:p text:style-name="P72"><text:tab/><text:tab/>1) Pregled ucesnika</text:p>
      <text:p text:style-name="P72"><text:tab/><text:tab/>2) Raspored rada</text:p>
      <text:p text:style-name="P72"/>
      <text:p text:style-name="P72"/>
      <text:p text:style-name="P72"/>
      <text:p text:style-name="P76"/>
      <text:p text:style-name="P72"/>
      <text:p text:style-name="P72"/>
      <text:p text:style-name="P72"/>
      <text:p text:style-name="P72"><text:soft-page-break/><text:tab/>2) Slucaj upotrebe:</text:p>
      <text:p text:style-name="P72"><text:tab/><text:tab/>Odredjivanje radnih tela skupa</text:p>
      <text:p text:style-name="P72"><text:tab/></text:p>
      <text:p text:style-name="P72"><text:tab/>Opis:</text:p>
      <text:p text:style-name="P72"><text:tab/><text:tab/>U skladu sa programom rada organizacioni odbor na svom sastanku utvrdjuje sastav<text:tab/><text:tab/><text:tab/>radnih tela skupa</text:p>
      <text:p text:style-name="P72"/>
      <text:p text:style-name="P72"><text:tab/>Akteri:</text:p>
      <text:p text:style-name="P72"><text:tab/><text:tab/>1) Organizacioni odbor</text:p>
      <text:p text:style-name="P72"/>
      <text:p text:style-name="P72"><text:tab/>Preduslovi:</text:p>
      <text:p text:style-name="P72"><text:tab/><text:tab/>1) Formiran je program rada skupa</text:p>
      <text:p text:style-name="P72"><text:tab/><text:tab/>2) Odlucen je nacin rada svake sesije</text:p>
      <text:p text:style-name="P72"/>
      <text:p text:style-name="P72"><text:tab/>Postuslovi:</text:p>
      <text:p text:style-name="P72"><text:tab/><text:tab/>1) Izabran je predsedavajuci skupa</text:p>
      <text:p text:style-name="P72"><text:tab/><text:tab/>2) Izabran je predsedavajuci za svaku sesiju</text:p>
      <text:p text:style-name="P72"><text:tab/><text:tab/>3) Izabrana je recepcija</text:p>
      <text:p text:style-name="P72"/>
      <text:p text:style-name="P72"><text:tab/>Glavni tok:</text:p>
      <text:p text:style-name="P72"><text:tab/><text:tab/>1) Organizacioni odbor odredjuje predsedavajuceg na nivou skupa</text:p>
      <text:p text:style-name="P72"><text:tab/><text:tab/>2) Organizacioni odbor odredjuje predsedavajuce za svaku sesiju</text:p>
      <text:p text:style-name="P72"><text:tab/><text:tab/>3) Organizacioni odbor odredjuje clanove recepcije</text:p>
      <text:p text:style-name="P72"/>
      <text:p text:style-name="P72"><text:tab/>Alternativni tokovi:</text:p>
      <text:p text:style-name="P72"><text:tab/><text:tab/>/</text:p>
      <text:p text:style-name="P72"/>
      <text:p text:style-name="P72"><text:tab/>Ulazni elementi:</text:p>
      <text:p text:style-name="P72"><text:tab/><text:tab/>1) Program rada skupa</text:p>
      <text:p text:style-name="P72"><text:tab/><text:tab/>2) Nacin rada sesija</text:p>
      <text:p text:style-name="P72"/>
      <text:p text:style-name="P72"><text:tab/>Izlazni elementi:</text:p>
      <text:p text:style-name="P72"><text:tab/><text:tab/>1) Informacije o predsedavajucem na nivou skupa</text:p>
      <text:p text:style-name="P72"><text:tab/><text:tab/>2) Lista informacija o predsedavajucim na nivou sesije</text:p>
      <text:p text:style-name="P72"><text:tab/><text:tab/>2) Lista informacija o recepcionarima</text:p>
      <text:p text:style-name="P72"/>
      <text:p text:style-name="P72"/>
      <text:p text:style-name="P76"/>
      <text:p text:style-name="P72"/>
      <text:p text:style-name="P72"/>
      <text:p text:style-name="P72"><text:tab/>3) Slucaj upotrebe:</text:p>
      <text:p text:style-name="P72"><text:tab/><text:tab/>Prijem I registracija ucesnika skupa</text:p>
      <text:p text:style-name="P72"/>
      <text:p text:style-name="P72"><text:tab/>Opis:</text:p>
      <text:p text:style-name="P72"><text:tab/><text:tab/>Recepcioner docekuje ucesnike, registruje ih I pruza im neophodne informacije o skupu,<text:tab/><text:tab/>ili pomoc u vezi sa smestajem, prevozom i drugim potrebama</text:p>
      <text:p text:style-name="P72"/>
      <text:p text:style-name="P72"><text:tab/>Akteri:</text:p>
      <text:p text:style-name="P72"><text:tab/><text:tab/>1) Recepcioner</text:p>
      <text:p text:style-name="P72"><text:tab/><text:tab/>2) Ucesnik</text:p>
      <text:p text:style-name="P72"/>
      <text:p text:style-name="P72"><text:tab/>Preduslovi:</text:p>
      <text:p text:style-name="P72"><text:tab/><text:tab/>1) Recepcioner je primio listu prijavljenih ucesnika</text:p>
      <text:p text:style-name="P72"/>
      <text:p text:style-name="P72"><text:tab/>Glavni tok:<text:tab/></text:p>
      <text:p text:style-name="P72"><text:tab/><text:tab/>1) Ucesnik dolazi na recepciju I obraca se recepcioneru</text:p>
      <text:p text:style-name="P72"><text:tab/><text:tab/>2) Recepcioner proverava da li je ucesnik prijavljen za ucesce na skupu</text:p>
      <text:p text:style-name="P72"><text:tab/><text:tab/>3) Recepcioner registruje prisustvo ucesnika</text:p>
      <text:p text:style-name="P72"><text:tab/><text:tab/>4) Recepcioner predaje ucesniku pregled ucesnika I raspored rada u stampanom obliku</text:p>
      <text:p text:style-name="P72"><text:tab/><text:tab/>5) Ukoliko ucesnik ima dodatna pitanja ili trazi pomoc od recepcionera</text:p>
      <text:p text:style-name="P72"><text:tab/><text:tab/><text:tab/>5.1) Recepcioner pruza ucesniku informacije ili pomoc</text:p>
      <text:p text:style-name="P72"/>
      <text:p text:style-name="P72"><text:tab/>Alternativni tokovi:</text:p>
      <text:p text:style-name="P72"><text:soft-page-break/><text:tab/><text:tab/>2.1) Recepcioner je zakljucio da prijava ne postoji ili nije validna</text:p>
      <text:p text:style-name="P72"><text:tab/><text:tab/><text:tab/>2.1.1) Slucaj upotrebe se zavrsava</text:p>
      <text:p text:style-name="P72"/>
      <text:p text:style-name="P72"><text:tab/>Ulazni elementi:</text:p>
      <text:p text:style-name="P72"><text:tab/><text:tab/>1) Lista prijavljenih ucesnika</text:p>
      <text:p text:style-name="P72"><text:tab/><text:tab/>2) Pregled ucesnika</text:p>
      <text:p text:style-name="P72"><text:tab/><text:tab/>3) Raspored rada skupa</text:p>
      <text:p text:style-name="P72"/>
      <text:p text:style-name="P72"><text:tab/>Izlazni elementi:</text:p>
      <text:p text:style-name="P72"><text:tab/><text:tab/>1) Lista prisutnih ucesnika</text:p>
      <text:p text:style-name="P72"/>
      <text:p text:style-name="P72"/>
      <text:p text:style-name="P76"/>
      <text:p text:style-name="P72"/>
      <text:p text:style-name="P72"/>
      <text:p text:style-name="P72"><text:tab/>4) Slucaj upotrebe:</text:p>
      <text:p text:style-name="P72"><text:tab/><text:tab/>Odrzavanje sesije</text:p>
      <text:p text:style-name="P72"/>
      <text:p text:style-name="P72"><text:tab/>Opis:</text:p>
      <text:p text:style-name="P72"><text:tab/><text:tab/>Odrzavanje sesija u skladu sa programom rada skupa. </text:p>
      <text:p text:style-name="P72"/>
      <text:p text:style-name="P72"><text:tab/>Akteri:</text:p>
      <text:p text:style-name="P72"><text:tab/><text:tab/>1) Predsedavajuci sesije</text:p>
      <text:p text:style-name="P72"><text:tab/><text:tab/>2) Izlagac</text:p>
      <text:p text:style-name="P72"><text:tab/><text:tab/>3) Tehnicko lice</text:p>
      <text:p text:style-name="P72"/>
      <text:p text:style-name="P72"><text:tab/>Preduslovi:</text:p>
      <text:p text:style-name="P72"><text:tab/><text:tab/>1) Plan odrzavanja sesije definisan je programom rada</text:p>
      <text:p text:style-name="P72"><text:tab/><text:tab/>2) Predsednik sesije je prisutan<text:tab/><text:tab/></text:p>
      <text:p text:style-name="P72"><text:tab/></text:p>
      <text:p text:style-name="P72"><text:tab/>Postuslovi:</text:p>
      <text:p text:style-name="P72"><text:tab/><text:tab/>1) Sesija je uspesno odrzana</text:p>
      <text:p text:style-name="P72"/>
      <text:p text:style-name="P72"><text:tab/>Glavni tok:</text:p>
      <text:p text:style-name="P72"><text:tab/><text:tab/>1) Predsedavajuci drzi uvodnu rec</text:p>
      <text:p text:style-name="P72"><text:tab/><text:tab/>2) Predsedavajuci daje rec izlagacima rada koji je sledeci na redu predvidjenim<text:tab/><text:tab/><text:tab/><text:tab/>programom rada</text:p>
      <text:p text:style-name="P72"><text:tab/><text:tab/>3) Izlagaci izlazu rad</text:p>
      <text:p text:style-name="P72"><text:tab/><text:tab/>4) Predsedavajuci odlucuje da li ce se odrzati pauza</text:p>
      <text:p text:style-name="P72"><text:tab/><text:tab/>5) Ukoliko ima jos radova za izlaganje predvidjenih programom rada</text:p>
      <text:p text:style-name="P72"><text:tab/><text:tab/><text:tab/>5.1) Slucaj upotrebe se nastavlja od koraka 2 glavnog toka</text:p>
      <text:p text:style-name="P72"><text:tab/><text:tab/>6) Predsedavajuci drzi zavrsnu rec</text:p>
      <text:p text:style-name="P72"/>
      <text:p text:style-name="P72"><text:tab/>Alternativni tokovi:</text:p>
      <text:p text:style-name="P72"><text:tab/><text:tab/>2.1) Ukoliko neko od izlagaca nije prisutan</text:p>
      <text:p text:style-name="P72"><text:tab/><text:tab/><text:tab/>2.1.1) Ukoliko ostali izlagaci odluce da ipak pocnu sa izlaganjem</text:p>
      <text:p text:style-name="P72"><text:tab/><text:tab/><text:tab/><text:tab/>2.1.1.1) <text:s/>Nastavlja se od koraka 3) glavnog toka</text:p>
      <text:p text:style-name="P72"><text:tab/><text:tab/><text:tab/>2.1.2) Ukoliko ostali izlagaci odluce da cekaju</text:p>
      <text:p text:style-name="P72"><text:tab/><text:tab/><text:tab/><text:tab/>2.1.2.1) Predsedavajuci pomera izlaganje radova za kasnije</text:p>
      <text:p text:style-name="P72"><text:tab/><text:tab/><text:tab/><text:tab/>2.1.2.2) Nastavlja se od koraka 5) glavnog toka</text:p>
      <text:p text:style-name="P72"><text:tab/><text:tab/>3.1) Ukoliko postoje problemi sa opremom</text:p>
      <text:p text:style-name="P72"><text:tab/><text:tab/><text:tab/>3.1.1) Tehnicko lice otklanja probleme sa opremom</text:p>
      <text:p text:style-name="P72"><text:tab/><text:tab/><text:tab/>3.1.2) Nastavlja se od mesta na kome se desio problem</text:p>
      <text:p text:style-name="P72"><text:tab/><text:tab/>3.2) Ukoliko izlagaci probiju vremenski okvir koji im je dodeljen</text:p>
      <text:p text:style-name="P72"><text:tab/><text:tab/><text:tab/>3.2.1) Predsedavajuci oduzima rec izlagacima</text:p>
      <text:p text:style-name="P72"><text:tab/><text:tab/><text:tab/>3.2.2) Nastavlja se od koraka 5) glavnog toka</text:p>
      <text:p text:style-name="P72"/>
      <text:p text:style-name="P72"><text:tab/>Ulazni elementi:</text:p>
      <text:p text:style-name="P72"><text:tab/><text:tab/>1) Program rada skupa</text:p>
      <text:p text:style-name="P72"/>
      <text:p text:style-name="P72"><text:tab/>Izlazni elementi:</text:p>
      <text:p text:style-name="P72"><text:tab/><text:tab/>/<text:tab/></text:p>
      <text:p text:style-name="P72"/>
      <text:p text:style-name="P72"><text:soft-page-break/><text:tab/>Napomena:</text:p>
      <text:p text:style-name="P72"><text:tab/><text:tab/>1) Otvaranje I zatvaranje skupa vrsi se preko posebnih sesija u vidu plenarnih sednica, <text:tab/><text:tab/><text:tab/>pod rukovodstvom predsednistva skupa. Sadrzaj otvaranja I zatvaranja skupa definisan je <text:tab/><text:tab/>programom rada skupa.</text:p>
      <text:p text:style-name="P72"><text:tab/><text:tab/>2) Specijalne sesije mogu imati drugaciji tok izvrsavanja, koji je definisan programom<text:tab/><text:tab/><text:tab/>rada skupa. Na primer, u slucaju mini kursa, izlaganje vrse isti izlagaci u toku cele sesije,<text:tab/><text:tab/>tako da nije potrebno da predsedavajuci daje rec izlagacima</text:p>
      <text:p text:style-name="P72"><text:tab/><text:tab/></text:p>
      <text:p text:style-name="P72"/>
      <text:p text:style-name="P72"/>
      <text:p text:style-name="P72"/>
      <text:p text:style-name="P76"/>
      <text:p text:style-name="P72"/>
      <text:p text:style-name="P72"/>
      <text:p text:style-name="P72"><text:tab/>5) Slucaj upotrebe:</text:p>
      <text:p text:style-name="P72"><text:tab/><text:tab/>Izdavanje zbornika radova</text:p>
      <text:p text:style-name="P72"/>
      <text:p text:style-name="P72"><text:tab/>Opis:</text:p>
      <text:p text:style-name="P72"/>
      <text:p text:style-name="P72"><text:tab/></text:p>
      <text:p text:style-name="P72"><text:tab/>Akteri:</text:p>
      <text:p text:style-name="P72"><text:tab/><text:tab/>1) Urednik zbornika</text:p>
      <text:p text:style-name="P3"><text:tab/><text:tab/><text:span text:style-name="T1">2) Kolegijum urednika</text:span></text:p>
      <text:p text:style-name="P72"><text:tab/><text:tab/>3) Prevodilac</text:p>
      <text:p text:style-name="P72"><text:tab/><text:tab/>4) Lektor<text:tab/></text:p>
      <text:p text:style-name="P72"><text:tab/><text:tab/>5) Tehnicki urednik</text:p>
      <text:p text:style-name="P72"><text:tab/><text:tab/>6) Tehnicko lice</text:p>
      <text:p text:style-name="P72"><text:tab/><text:tab/>7) Sekretar skupa</text:p>
      <text:p text:style-name="P72"/>
      <text:p text:style-name="P72"><text:tab/>Preduslovi:</text:p>
      <text:p text:style-name="P72"><text:tab/><text:tab/></text:p>
      <text:p text:style-name="P72"/>
      <text:p text:style-name="P72"><text:tab/>Postuslovi:</text:p>
      <text:p text:style-name="P72"><text:tab/><text:tab/>1) Izdat je zbornik radova</text:p>
      <text:p text:style-name="P72"/>
      <text:p text:style-name="P72"><text:tab/>Glavni tok:</text:p>
      <text:p text:style-name="P72"><text:tab/><text:tab/>1) Sekretar skupa salje spisak radova sa propratnim dokumentima uredniku zbornika</text:p>
      <text:p text:style-name="P72"><text:tab/><text:tab/>2) Ukoliko ima suizdavaca</text:p>
      <text:p text:style-name="P72"><text:tab/><text:tab/><text:tab/>2.1) <text:s/>Urednik zbornika salje svim suizdavacima kopije radova sa propratnim<text:tab/><text:tab/><text:tab/><text:tab/>dokumentima</text:p>
      <text:p text:style-name="P72"><text:tab/><text:tab/>3) Kolegijum urednika donosi konacnu odluku o tome koji ce radovi biti objavljeni</text:p>
      <text:p text:style-name="P72"><text:tab/><text:tab/>4) Ukoliko je autor izabrao da se rad stampa na jeziku koji se razlikuje od jezika na kome <text:tab/><text:tab/>je pisan rad</text:p>
      <text:p text:style-name="P72"><text:tab/><text:tab/><text:tab/>4.1) Prevodilac prevodi rad na izabrani jezik</text:p>
      <text:p text:style-name="P72"><text:tab/><text:tab/>5) Lektor lektorise izabrane radove</text:p>
      <text:p text:style-name="P72"><text:tab/><text:tab/>6) Tehnicki urednik formatira zbornik tako da zadovoljava sve specifikacije</text:p>
      <text:p text:style-name="P72"><text:tab/><text:tab/>7) Tehnicko lice preuzima I stampa naznaceni broj kopija zbornika</text:p>
      <text:p text:style-name="P72"/>
      <text:p text:style-name="P72"><text:tab/>Alternativni tokovi:<text:tab/></text:p>
      <text:p text:style-name="P72"><text:tab/><text:tab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justify" style:justify-single-word="false" fo:orphans="2" fo:widows="2" style:writing-mode="lr-tb"/>
      <style:text-properties style:use-window-font-color="true" style:font-name="Arial1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23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3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3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73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2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73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2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7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98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1.4898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25in" fo:text-indent="-0.1252in" fo:margin-left="1.989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2.4898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25in" fo:text-indent="-0.25in" fo:margin-left="2.9898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25in" fo:text-indent="-0.1252in" fo:margin-left="3.4898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25in" fo:text-indent="-0.25in" fo:margin-left="3.9898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25in" fo:text-indent="-0.25in" fo:margin-left="4.4898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25in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29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29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29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29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29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X</meta:initial-creator>
    <meta:editing-cycles>226</meta:editing-cycles>
    <meta:creation-date>2014-12-24T18:06:00</meta:creation-date>
    <dc:date>2014-12-29T05:50:38.23</dc:date>
    <meta:editing-duration>P3DT10H54M43S</meta:editing-duration>
    <meta:generator>OpenOffice/4.1.1$Win32 OpenOffice.org_project/411m6$Build-9775</meta:generator>
    <meta:document-statistic meta:table-count="0" meta:image-count="0" meta:object-count="0" meta:page-count="18" meta:paragraph-count="664" meta:word-count="3506" meta:character-count="25296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